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72.58mm" svg:height="130.69mm" svg:x="49.29mm" svg:y="5.31mm">
            <draw:object draw:notify-on-update-of-ranges="Hoja1.B170:Hoja1.B2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891918" calcext:value-type="float">
            <text:p>891918</text:p>
          </table:table-cell>
          <table:table-cell table:formula="of:=([.A1] ^0.5) / (9.8 * 100)" office:value-type="float" office:value="0.963687861314102" calcext:value-type="float">
            <text:p>0,963687861314102</text:p>
          </table:table-cell>
        </table:table-row>
        <table:table-row table:style-name="ro1">
          <table:table-cell office:value-type="float" office:value="1042740" calcext:value-type="float">
            <text:p>1042740</text:p>
          </table:table-cell>
          <table:table-cell table:formula="of:=([.A2] ^0.5) / (9.8 * 100)" office:value-type="float" office:value="1.04198613732174" calcext:value-type="float">
            <text:p>1,04198613732174</text:p>
          </table:table-cell>
        </table:table-row>
        <table:table-row table:style-name="ro1">
          <table:table-cell office:value-type="float" office:value="1019334" calcext:value-type="float">
            <text:p>1019334</text:p>
          </table:table-cell>
          <table:table-cell table:formula="of:=([.A3] ^0.5) / (9.8 * 100)" office:value-type="float" office:value="1.03022522537247" calcext:value-type="float">
            <text:p>1,03022522537247</text:p>
          </table:table-cell>
        </table:table-row>
        <table:table-row table:style-name="ro1">
          <table:table-cell office:value-type="float" office:value="995556" calcext:value-type="float">
            <text:p>995556</text:p>
          </table:table-cell>
          <table:table-cell table:formula="of:=([.A4] ^0.5) / (9.8 * 100)" office:value-type="float" office:value="1.01813829169122" calcext:value-type="float">
            <text:p>1,01813829169122</text:p>
          </table:table-cell>
        </table:table-row>
        <table:table-row table:style-name="ro1">
          <table:table-cell office:value-type="float" office:value="1104209" calcext:value-type="float">
            <text:p>1104209</text:p>
          </table:table-cell>
          <table:table-cell table:formula="of:=([.A5] ^0.5) / (9.8 * 100)" office:value-type="float" office:value="1.07225866774872" calcext:value-type="float">
            <text:p>1,07225866774872</text:p>
          </table:table-cell>
        </table:table-row>
        <table:table-row table:style-name="ro1">
          <table:table-cell office:value-type="float" office:value="1188474" calcext:value-type="float">
            <text:p>1188474</text:p>
          </table:table-cell>
          <table:table-cell table:formula="of:=([.A6] ^0.5) / (9.8 * 100)" office:value-type="float" office:value="1.1124199450346" calcext:value-type="float">
            <text:p>1,1124199450346</text:p>
          </table:table-cell>
        </table:table-row>
        <table:table-row table:style-name="ro1">
          <table:table-cell office:value-type="float" office:value="866978" calcext:value-type="float">
            <text:p>866978</text:p>
          </table:table-cell>
          <table:table-cell table:formula="of:=([.A7] ^0.5) / (9.8 * 100)" office:value-type="float" office:value="0.950118912306173" calcext:value-type="float">
            <text:p>0,950118912306173</text:p>
          </table:table-cell>
        </table:table-row>
        <table:table-row table:style-name="ro1">
          <table:table-cell office:value-type="float" office:value="933593" calcext:value-type="float">
            <text:p>933593</text:p>
          </table:table-cell>
          <table:table-cell table:formula="of:=([.A8] ^0.5) / (9.8 * 100)" office:value-type="float" office:value="0.985945065307097" calcext:value-type="float">
            <text:p>0,985945065307097</text:p>
          </table:table-cell>
        </table:table-row>
        <table:table-row table:style-name="ro1">
          <table:table-cell office:value-type="float" office:value="1180544" calcext:value-type="float">
            <text:p>1180544</text:p>
          </table:table-cell>
          <table:table-cell table:formula="of:=([.A9] ^0.5) / (9.8 * 100)" office:value-type="float" office:value="1.10870246588113" calcext:value-type="float">
            <text:p>1,10870246588113</text:p>
          </table:table-cell>
        </table:table-row>
        <table:table-row table:style-name="ro1">
          <table:table-cell office:value-type="float" office:value="1117046" calcext:value-type="float">
            <text:p>1117046</text:p>
          </table:table-cell>
          <table:table-cell table:formula="of:=([.A10] ^0.5) / (9.8 * 100)" office:value-type="float" office:value="1.07847343790574" calcext:value-type="float">
            <text:p>1,07847343790574</text:p>
          </table:table-cell>
        </table:table-row>
        <table:table-row table:style-name="ro1">
          <table:table-cell office:value-type="float" office:value="1230077" calcext:value-type="float">
            <text:p>1230077</text:p>
          </table:table-cell>
          <table:table-cell table:formula="of:=([.A11] ^0.5) / (9.8 * 100)" office:value-type="float" office:value="1.13172282079449" calcext:value-type="float">
            <text:p>1,13172282079449</text:p>
          </table:table-cell>
        </table:table-row>
        <table:table-row table:style-name="ro1">
          <table:table-cell office:value-type="float" office:value="1090641" calcext:value-type="float">
            <text:p>1090641</text:p>
          </table:table-cell>
          <table:table-cell table:formula="of:=([.A12] ^0.5) / (9.8 * 100)" office:value-type="float" office:value="1.06565060111893" calcext:value-type="float">
            <text:p>1,06565060111893</text:p>
          </table:table-cell>
        </table:table-row>
        <table:table-row table:style-name="ro1">
          <table:table-cell office:value-type="float" office:value="885411" calcext:value-type="float">
            <text:p>885411</text:p>
          </table:table-cell>
          <table:table-cell table:formula="of:=([.A13] ^0.5) / (9.8 * 100)" office:value-type="float" office:value="0.960166127337676" calcext:value-type="float">
            <text:p>0,960166127337676</text:p>
          </table:table-cell>
        </table:table-row>
        <table:table-row table:style-name="ro1">
          <table:table-cell office:value-type="float" office:value="731387" calcext:value-type="float">
            <text:p>731387</text:p>
          </table:table-cell>
          <table:table-cell table:formula="of:=([.A14] ^0.5) / (9.8 * 100)" office:value-type="float" office:value="0.872664969086965" calcext:value-type="float">
            <text:p>0,872664969086965</text:p>
          </table:table-cell>
        </table:table-row>
        <table:table-row table:style-name="ro1">
          <table:table-cell office:value-type="float" office:value="937737" calcext:value-type="float">
            <text:p>937737</text:p>
          </table:table-cell>
          <table:table-cell table:formula="of:=([.A15] ^0.5) / (9.8 * 100)" office:value-type="float" office:value="0.988130831726285" calcext:value-type="float">
            <text:p>0,988130831726285</text:p>
          </table:table-cell>
        </table:table-row>
        <table:table-row table:style-name="ro1">
          <table:table-cell office:value-type="float" office:value="1091009" calcext:value-type="float">
            <text:p>1091009</text:p>
          </table:table-cell>
          <table:table-cell table:formula="of:=([.A16] ^0.5) / (9.8 * 100)" office:value-type="float" office:value="1.0658303698726" calcext:value-type="float">
            <text:p>1,0658303698726</text:p>
          </table:table-cell>
        </table:table-row>
        <table:table-row table:style-name="ro1">
          <table:table-cell office:value-type="float" office:value="1108226" calcext:value-type="float">
            <text:p>1108226</text:p>
          </table:table-cell>
          <table:table-cell table:formula="of:=([.A17] ^0.5) / (9.8 * 100)" office:value-type="float" office:value="1.07420728111423" calcext:value-type="float">
            <text:p>1,07420728111423</text:p>
          </table:table-cell>
        </table:table-row>
        <table:table-row table:style-name="ro1">
          <table:table-cell office:value-type="float" office:value="862056" calcext:value-type="float">
            <text:p>862056</text:p>
          </table:table-cell>
          <table:table-cell table:formula="of:=([.A18] ^0.5) / (9.8 * 100)" office:value-type="float" office:value="0.947418070116623" calcext:value-type="float">
            <text:p>0,947418070116623</text:p>
          </table:table-cell>
        </table:table-row>
        <table:table-row table:style-name="ro1">
          <table:table-cell office:value-type="float" office:value="952625" calcext:value-type="float">
            <text:p>952625</text:p>
          </table:table-cell>
          <table:table-cell table:formula="of:=([.A19] ^0.5) / (9.8 * 100)" office:value-type="float" office:value="0.995943981771643" calcext:value-type="float">
            <text:p>0,995943981771643</text:p>
          </table:table-cell>
        </table:table-row>
        <table:table-row table:style-name="ro1">
          <table:table-cell office:value-type="float" office:value="1006158" calcext:value-type="float">
            <text:p>1006158</text:p>
          </table:table-cell>
          <table:table-cell table:formula="of:=([.A20] ^0.5) / (9.8 * 100)" office:value-type="float" office:value="1.02354517797796" calcext:value-type="float">
            <text:p>1,02354517797796</text:p>
          </table:table-cell>
        </table:table-row>
        <table:table-row table:style-name="ro1">
          <table:table-cell office:value-type="float" office:value="969521" calcext:value-type="float">
            <text:p>969521</text:p>
          </table:table-cell>
          <table:table-cell table:formula="of:=([.A21] ^0.5) / (9.8 * 100)" office:value-type="float" office:value="1.00473732116813" calcext:value-type="float">
            <text:p>1,00473732116813</text:p>
          </table:table-cell>
        </table:table-row>
        <table:table-row table:style-name="ro1">
          <table:table-cell office:value-type="float" office:value="1091656" calcext:value-type="float">
            <text:p>1091656</text:p>
          </table:table-cell>
          <table:table-cell table:formula="of:=([.A22] ^0.5) / (9.8 * 100)" office:value-type="float" office:value="1.06614635720294" calcext:value-type="float">
            <text:p>1,06614635720294</text:p>
          </table:table-cell>
        </table:table-row>
        <table:table-row table:style-name="ro1">
          <table:table-cell office:value-type="float" office:value="1012869" calcext:value-type="float">
            <text:p>1012869</text:p>
          </table:table-cell>
          <table:table-cell table:formula="of:=([.A23] ^0.5) / (9.8 * 100)" office:value-type="float" office:value="1.02695299055734" calcext:value-type="float">
            <text:p>1,02695299055734</text:p>
          </table:table-cell>
        </table:table-row>
        <table:table-row table:style-name="ro1">
          <table:table-cell office:value-type="float" office:value="1025686" calcext:value-type="float">
            <text:p>1025686</text:p>
          </table:table-cell>
          <table:table-cell table:formula="of:=([.A24] ^0.5) / (9.8 * 100)" office:value-type="float" office:value="1.03343017464376" calcext:value-type="float">
            <text:p>1,03343017464376</text:p>
          </table:table-cell>
        </table:table-row>
        <table:table-row table:style-name="ro1">
          <table:table-cell office:value-type="float" office:value="915198" calcext:value-type="float">
            <text:p>915198</text:p>
          </table:table-cell>
          <table:table-cell table:formula="of:=([.A25] ^0.5) / (9.8 * 100)" office:value-type="float" office:value="0.976183483821457" calcext:value-type="float">
            <text:p>0,976183483821457</text:p>
          </table:table-cell>
        </table:table-row>
        <table:table-row table:style-name="ro1">
          <table:table-cell office:value-type="float" office:value="1172222" calcext:value-type="float">
            <text:p>1172222</text:p>
          </table:table-cell>
          <table:table-cell table:formula="of:=([.A26] ^0.5) / (9.8 * 100)" office:value-type="float" office:value="1.10478777071694" calcext:value-type="float">
            <text:p>1,10478777071694</text:p>
          </table:table-cell>
        </table:table-row>
        <table:table-row table:style-name="ro1">
          <table:table-cell office:value-type="float" office:value="849937" calcext:value-type="float">
            <text:p>849937</text:p>
          </table:table-cell>
          <table:table-cell table:formula="of:=([.A27] ^0.5) / (9.8 * 100)" office:value-type="float" office:value="0.940734978111299" calcext:value-type="float">
            <text:p>0,940734978111299</text:p>
          </table:table-cell>
        </table:table-row>
        <table:table-row table:style-name="ro1">
          <table:table-cell office:value-type="float" office:value="839378" calcext:value-type="float">
            <text:p>839378</text:p>
          </table:table-cell>
          <table:table-cell table:formula="of:=([.A28] ^0.5) / (9.8 * 100)" office:value-type="float" office:value="0.934873211563628" calcext:value-type="float">
            <text:p>0,934873211563628</text:p>
          </table:table-cell>
        </table:table-row>
        <table:table-row table:style-name="ro1">
          <table:table-cell office:value-type="float" office:value="1119150" calcext:value-type="float">
            <text:p>1119150</text:p>
          </table:table-cell>
          <table:table-cell table:formula="of:=([.A29] ^0.5) / (9.8 * 100)" office:value-type="float" office:value="1.07948863362278" calcext:value-type="float">
            <text:p>1,07948863362278</text:p>
          </table:table-cell>
        </table:table-row>
        <table:table-row table:style-name="ro1">
          <table:table-cell office:value-type="float" office:value="891323" calcext:value-type="float">
            <text:p>891323</text:p>
          </table:table-cell>
          <table:table-cell table:formula="of:=([.A30] ^0.5) / (9.8 * 100)" office:value-type="float" office:value="0.963366368790426" calcext:value-type="float">
            <text:p>0,963366368790426</text:p>
          </table:table-cell>
        </table:table-row>
        <table:table-row table:style-name="ro1">
          <table:table-cell office:value-type="float" office:value="1071441" calcext:value-type="float">
            <text:p>1071441</text:p>
          </table:table-cell>
          <table:table-cell table:formula="of:=([.A31] ^0.5) / (9.8 * 100)" office:value-type="float" office:value="1.05622892098621" calcext:value-type="float">
            <text:p>1,05622892098621</text:p>
          </table:table-cell>
        </table:table-row>
        <table:table-row table:style-name="ro1">
          <table:table-cell office:value-type="float" office:value="1150810" calcext:value-type="float">
            <text:p>1150810</text:p>
          </table:table-cell>
          <table:table-cell table:formula="of:=([.A32] ^0.5) / (9.8 * 100)" office:value-type="float" office:value="1.09465115045441" calcext:value-type="float">
            <text:p>1,09465115045441</text:p>
          </table:table-cell>
        </table:table-row>
        <table:table-row table:style-name="ro1">
          <table:table-cell office:value-type="float" office:value="907561" calcext:value-type="float">
            <text:p>907561</text:p>
          </table:table-cell>
          <table:table-cell table:formula="of:=([.A33] ^0.5) / (9.8 * 100)" office:value-type="float" office:value="0.972102000328189" calcext:value-type="float">
            <text:p>0,972102000328189</text:p>
          </table:table-cell>
        </table:table-row>
        <table:table-row table:style-name="ro1">
          <table:table-cell office:value-type="float" office:value="850070" calcext:value-type="float">
            <text:p>850070</text:p>
          </table:table-cell>
          <table:table-cell table:formula="of:=([.A34] ^0.5) / (9.8 * 100)" office:value-type="float" office:value="0.940808579365154" calcext:value-type="float">
            <text:p>0,940808579365154</text:p>
          </table:table-cell>
        </table:table-row>
        <table:table-row table:style-name="ro1">
          <table:table-cell office:value-type="float" office:value="1101260" calcext:value-type="float">
            <text:p>1101260</text:p>
          </table:table-cell>
          <table:table-cell table:formula="of:=([.A35] ^0.5) / (9.8 * 100)" office:value-type="float" office:value="1.07082587519031" calcext:value-type="float">
            <text:p>1,07082587519031</text:p>
          </table:table-cell>
        </table:table-row>
        <table:table-row table:style-name="ro1">
          <table:table-cell office:value-type="float" office:value="877915" calcext:value-type="float">
            <text:p>877915</text:p>
          </table:table-cell>
          <table:table-cell table:formula="of:=([.A36] ^0.5) / (9.8 * 100)" office:value-type="float" office:value="0.956093045090524" calcext:value-type="float">
            <text:p>0,956093045090524</text:p>
          </table:table-cell>
        </table:table-row>
        <table:table-row table:style-name="ro1">
          <table:table-cell office:value-type="float" office:value="931357" calcext:value-type="float">
            <text:p>931357</text:p>
          </table:table-cell>
          <table:table-cell table:formula="of:=([.A37] ^0.5) / (9.8 * 100)" office:value-type="float" office:value="0.98476366465191" calcext:value-type="float">
            <text:p>0,98476366465191</text:p>
          </table:table-cell>
        </table:table-row>
        <table:table-row table:style-name="ro1">
          <table:table-cell office:value-type="float" office:value="919955" calcext:value-type="float">
            <text:p>919955</text:p>
          </table:table-cell>
          <table:table-cell table:formula="of:=([.A38] ^0.5) / (9.8 * 100)" office:value-type="float" office:value="0.978717190310313" calcext:value-type="float">
            <text:p>0,978717190310313</text:p>
          </table:table-cell>
        </table:table-row>
        <table:table-row table:style-name="ro1">
          <table:table-cell office:value-type="float" office:value="1046298" calcext:value-type="float">
            <text:p>1046298</text:p>
          </table:table-cell>
          <table:table-cell table:formula="of:=([.A39] ^0.5) / (9.8 * 100)" office:value-type="float" office:value="1.04376233728901" calcext:value-type="float">
            <text:p>1,04376233728901</text:p>
          </table:table-cell>
        </table:table-row>
        <table:table-row table:style-name="ro1">
          <table:table-cell office:value-type="float" office:value="1029941" calcext:value-type="float">
            <text:p>1029941</text:p>
          </table:table-cell>
          <table:table-cell table:formula="of:=([.A40] ^0.5) / (9.8 * 100)" office:value-type="float" office:value="1.03557151926454" calcext:value-type="float">
            <text:p>1,03557151926454</text:p>
          </table:table-cell>
        </table:table-row>
        <table:table-row table:style-name="ro1">
          <table:table-cell office:value-type="float" office:value="1336366" calcext:value-type="float">
            <text:p>1336366</text:p>
          </table:table-cell>
          <table:table-cell table:formula="of:=([.A41] ^0.5) / (9.8 * 100)" office:value-type="float" office:value="1.17960507725074" calcext:value-type="float">
            <text:p>1,17960507725074</text:p>
          </table:table-cell>
        </table:table-row>
        <table:table-row table:style-name="ro1">
          <table:table-cell office:value-type="float" office:value="1335176" calcext:value-type="float">
            <text:p>1335176</text:p>
          </table:table-cell>
          <table:table-cell table:formula="of:=([.A42] ^0.5) / (9.8 * 100)" office:value-type="float" office:value="1.17907975608961" calcext:value-type="float">
            <text:p>1,17907975608961</text:p>
          </table:table-cell>
        </table:table-row>
        <table:table-row table:style-name="ro1">
          <table:table-cell office:value-type="float" office:value="951450" calcext:value-type="float">
            <text:p>951450</text:p>
          </table:table-cell>
          <table:table-cell table:formula="of:=([.A43] ^0.5) / (9.8 * 100)" office:value-type="float" office:value="0.995329576705152" calcext:value-type="float">
            <text:p>0,995329576705152</text:p>
          </table:table-cell>
        </table:table-row>
        <table:table-row table:style-name="ro1">
          <table:table-cell office:value-type="float" office:value="867766" calcext:value-type="float">
            <text:p>867766</text:p>
          </table:table-cell>
          <table:table-cell table:formula="of:=([.A44] ^0.5) / (9.8 * 100)" office:value-type="float" office:value="0.950550597803061" calcext:value-type="float">
            <text:p>0,950550597803061</text:p>
          </table:table-cell>
        </table:table-row>
        <table:table-row table:style-name="ro1">
          <table:table-cell office:value-type="float" office:value="1359957" calcext:value-type="float">
            <text:p>1359957</text:p>
          </table:table-cell>
          <table:table-cell table:formula="of:=([.A45] ^0.5) / (9.8 * 100)" office:value-type="float" office:value="1.18997137012799" calcext:value-type="float">
            <text:p>1,18997137012799</text:p>
          </table:table-cell>
        </table:table-row>
        <table:table-row table:style-name="ro1">
          <table:table-cell office:value-type="float" office:value="1229990" calcext:value-type="float">
            <text:p>1229990</text:p>
          </table:table-cell>
          <table:table-cell table:formula="of:=([.A46] ^0.5) / (9.8 * 100)" office:value-type="float" office:value="1.13168279824858" calcext:value-type="float">
            <text:p>1,13168279824858</text:p>
          </table:table-cell>
        </table:table-row>
        <table:table-row table:style-name="ro1">
          <table:table-cell office:value-type="float" office:value="723734" calcext:value-type="float">
            <text:p>723734</text:p>
          </table:table-cell>
          <table:table-cell table:formula="of:=([.A47] ^0.5) / (9.8 * 100)" office:value-type="float" office:value="0.868087319054199" calcext:value-type="float">
            <text:p>0,868087319054199</text:p>
          </table:table-cell>
        </table:table-row>
        <table:table-row table:style-name="ro1">
          <table:table-cell office:value-type="float" office:value="679269" calcext:value-type="float">
            <text:p>679269</text:p>
          </table:table-cell>
          <table:table-cell table:formula="of:=([.A48] ^0.5) / (9.8 * 100)" office:value-type="float" office:value="0.84099772661797" calcext:value-type="float">
            <text:p>0,84099772661797</text:p>
          </table:table-cell>
        </table:table-row>
        <table:table-row table:style-name="ro1">
          <table:table-cell office:value-type="float" office:value="822614" calcext:value-type="float">
            <text:p>822614</text:p>
          </table:table-cell>
          <table:table-cell table:formula="of:=([.A49] ^0.5) / (9.8 * 100)" office:value-type="float" office:value="0.925490515732353" calcext:value-type="float">
            <text:p>0,925490515732353</text:p>
          </table:table-cell>
        </table:table-row>
        <table:table-row table:style-name="ro1">
          <table:table-cell office:value-type="float" office:value="1017026" calcext:value-type="float">
            <text:p>1017026</text:p>
          </table:table-cell>
          <table:table-cell table:formula="of:=([.A50] ^0.5) / (9.8 * 100)" office:value-type="float" office:value="1.02905823433175" calcext:value-type="float">
            <text:p>1,02905823433175</text:p>
          </table:table-cell>
        </table:table-row>
        <table:table-row table:style-name="ro1">
          <table:table-cell office:value-type="float" office:value="1112018" calcext:value-type="float">
            <text:p>1112018</text:p>
          </table:table-cell>
          <table:table-cell table:formula="of:=([.A51] ^0.5) / (9.8 * 100)" office:value-type="float" office:value="1.07604351103986" calcext:value-type="float">
            <text:p>1,07604351103986</text:p>
          </table:table-cell>
        </table:table-row>
        <table:table-row table:style-name="ro1">
          <table:table-cell office:value-type="float" office:value="1251430" calcext:value-type="float">
            <text:p>1251430</text:p>
          </table:table-cell>
          <table:table-cell table:formula="of:=([.A52] ^0.5) / (9.8 * 100)" office:value-type="float" office:value="1.14150338917815" calcext:value-type="float">
            <text:p>1,14150338917815</text:p>
          </table:table-cell>
        </table:table-row>
        <table:table-row table:style-name="ro1">
          <table:table-cell office:value-type="float" office:value="1046594" calcext:value-type="float">
            <text:p>1046594</text:p>
          </table:table-cell>
          <table:table-cell table:formula="of:=([.A53] ^0.5) / (9.8 * 100)" office:value-type="float" office:value="1.0439099681762" calcext:value-type="float">
            <text:p>1,0439099681762</text:p>
          </table:table-cell>
        </table:table-row>
        <table:table-row table:style-name="ro1">
          <table:table-cell office:value-type="float" office:value="935977" calcext:value-type="float">
            <text:p>935977</text:p>
          </table:table-cell>
          <table:table-cell table:formula="of:=([.A54] ^0.5) / (9.8 * 100)" office:value-type="float" office:value="0.987203105164019" calcext:value-type="float">
            <text:p>0,987203105164019</text:p>
          </table:table-cell>
        </table:table-row>
        <table:table-row table:style-name="ro1">
          <table:table-cell office:value-type="float" office:value="925174" calcext:value-type="float">
            <text:p>925174</text:p>
          </table:table-cell>
          <table:table-cell table:formula="of:=([.A55] ^0.5) / (9.8 * 100)" office:value-type="float" office:value="0.981489446043466" calcext:value-type="float">
            <text:p>0,981489446043466</text:p>
          </table:table-cell>
        </table:table-row>
        <table:table-row table:style-name="ro1">
          <table:table-cell office:value-type="float" office:value="889853" calcext:value-type="float">
            <text:p>889853</text:p>
          </table:table-cell>
          <table:table-cell table:formula="of:=([.A56] ^0.5) / (9.8 * 100)" office:value-type="float" office:value="0.962571632800153" calcext:value-type="float">
            <text:p>0,962571632800153</text:p>
          </table:table-cell>
        </table:table-row>
        <table:table-row table:style-name="ro1">
          <table:table-cell office:value-type="float" office:value="1092178" calcext:value-type="float">
            <text:p>1092178</text:p>
          </table:table-cell>
          <table:table-cell table:formula="of:=([.A57] ^0.5) / (9.8 * 100)" office:value-type="float" office:value="1.0664012277323" calcext:value-type="float">
            <text:p>1,0664012277323</text:p>
          </table:table-cell>
        </table:table-row>
        <table:table-row table:style-name="ro1">
          <table:table-cell office:value-type="float" office:value="1110994" calcext:value-type="float">
            <text:p>1110994</text:p>
          </table:table-cell>
          <table:table-cell table:formula="of:=([.A58] ^0.5) / (9.8 * 100)" office:value-type="float" office:value="1.0755479604572" calcext:value-type="float">
            <text:p>1,0755479604572</text:p>
          </table:table-cell>
        </table:table-row>
        <table:table-row table:style-name="ro1">
          <table:table-cell office:value-type="float" office:value="998067" calcext:value-type="float">
            <text:p>998067</text:p>
          </table:table-cell>
          <table:table-cell table:formula="of:=([.A59] ^0.5) / (9.8 * 100)" office:value-type="float" office:value="1.01942146172134" calcext:value-type="float">
            <text:p>1,01942146172134</text:p>
          </table:table-cell>
        </table:table-row>
        <table:table-row table:style-name="ro1">
          <table:table-cell office:value-type="float" office:value="838605" calcext:value-type="float">
            <text:p>838605</text:p>
          </table:table-cell>
          <table:table-cell table:formula="of:=([.A60] ^0.5) / (9.8 * 100)" office:value-type="float" office:value="0.934442640684647" calcext:value-type="float">
            <text:p>0,934442640684647</text:p>
          </table:table-cell>
        </table:table-row>
        <table:table-row table:style-name="ro1">
          <table:table-cell office:value-type="float" office:value="979571" calcext:value-type="float">
            <text:p>979571</text:p>
          </table:table-cell>
          <table:table-cell table:formula="of:=([.A61] ^0.5) / (9.8 * 100)" office:value-type="float" office:value="1.00993142063492" calcext:value-type="float">
            <text:p>1,00993142063492</text:p>
          </table:table-cell>
        </table:table-row>
        <table:table-row table:style-name="ro1">
          <table:table-cell office:value-type="float" office:value="1009539" calcext:value-type="float">
            <text:p>1009539</text:p>
          </table:table-cell>
          <table:table-cell table:formula="of:=([.A62] ^0.5) / (9.8 * 100)" office:value-type="float" office:value="1.02526344883898" calcext:value-type="float">
            <text:p>1,02526344883898</text:p>
          </table:table-cell>
        </table:table-row>
        <table:table-row table:style-name="ro1">
          <table:table-cell office:value-type="float" office:value="1178827" calcext:value-type="float">
            <text:p>1178827</text:p>
          </table:table-cell>
          <table:table-cell table:formula="of:=([.A63] ^0.5) / (9.8 * 100)" office:value-type="float" office:value="1.10789591618506" calcext:value-type="float">
            <text:p>1,10789591618506</text:p>
          </table:table-cell>
        </table:table-row>
        <table:table-row table:style-name="ro1">
          <table:table-cell office:value-type="float" office:value="1104365" calcext:value-type="float">
            <text:p>1104365</text:p>
          </table:table-cell>
          <table:table-cell table:formula="of:=([.A64] ^0.5) / (9.8 * 100)" office:value-type="float" office:value="1.07233440814054" calcext:value-type="float">
            <text:p>1,07233440814054</text:p>
          </table:table-cell>
        </table:table-row>
        <table:table-row table:style-name="ro1">
          <table:table-cell office:value-type="float" office:value="928910" calcext:value-type="float">
            <text:p>928910</text:p>
          </table:table-cell>
          <table:table-cell table:formula="of:=([.A65] ^0.5) / (9.8 * 100)" office:value-type="float" office:value="0.983469154833518" calcext:value-type="float">
            <text:p>0,983469154833518</text:p>
          </table:table-cell>
        </table:table-row>
        <table:table-row table:style-name="ro1">
          <table:table-cell office:value-type="float" office:value="1138317" calcext:value-type="float">
            <text:p>1138317</text:p>
          </table:table-cell>
          <table:table-cell table:formula="of:=([.A66] ^0.5) / (9.8 * 100)" office:value-type="float" office:value="1.08869326239082" calcext:value-type="float">
            <text:p>1,08869326239082</text:p>
          </table:table-cell>
        </table:table-row>
        <table:table-row table:style-name="ro1">
          <table:table-cell office:value-type="float" office:value="960334" calcext:value-type="float">
            <text:p>960334</text:p>
          </table:table-cell>
          <table:table-cell table:formula="of:=([.A67] ^0.5) / (9.8 * 100)" office:value-type="float" office:value="0.999965638726603" calcext:value-type="float">
            <text:p>0,999965638726603</text:p>
          </table:table-cell>
        </table:table-row>
        <table:table-row table:style-name="ro1">
          <table:table-cell office:value-type="float" office:value="947186" calcext:value-type="float">
            <text:p>947186</text:p>
          </table:table-cell>
          <table:table-cell table:formula="of:=([.A68] ^0.5) / (9.8 * 100)" office:value-type="float" office:value="0.993096747311677" calcext:value-type="float">
            <text:p>0,993096747311677</text:p>
          </table:table-cell>
        </table:table-row>
        <table:table-row table:style-name="ro1">
          <table:table-cell office:value-type="float" office:value="1063179" calcext:value-type="float">
            <text:p>1063179</text:p>
          </table:table-cell>
          <table:table-cell table:formula="of:=([.A69] ^0.5) / (9.8 * 100)" office:value-type="float" office:value="1.05214869099937" calcext:value-type="float">
            <text:p>1,05214869099937</text:p>
          </table:table-cell>
        </table:table-row>
        <table:table-row table:style-name="ro1">
          <table:table-cell office:value-type="float" office:value="1010214" calcext:value-type="float">
            <text:p>1010214</text:p>
          </table:table-cell>
          <table:table-cell table:formula="of:=([.A70] ^0.5) / (9.8 * 100)" office:value-type="float" office:value="1.02560614842076" calcext:value-type="float">
            <text:p>1,02560614842076</text:p>
          </table:table-cell>
        </table:table-row>
        <table:table-row table:style-name="ro1">
          <table:table-cell office:value-type="float" office:value="1018442" calcext:value-type="float">
            <text:p>1018442</text:p>
          </table:table-cell>
          <table:table-cell table:formula="of:=([.A71] ^0.5) / (9.8 * 100)" office:value-type="float" office:value="1.02977436136205" calcext:value-type="float">
            <text:p>1,02977436136205</text:p>
          </table:table-cell>
        </table:table-row>
        <table:table-row table:style-name="ro1">
          <table:table-cell office:value-type="float" office:value="1057934" calcext:value-type="float">
            <text:p>1057934</text:p>
          </table:table-cell>
          <table:table-cell table:formula="of:=([.A72] ^0.5) / (9.8 * 100)" office:value-type="float" office:value="1.04955019023988" calcext:value-type="float">
            <text:p>1,04955019023988</text:p>
          </table:table-cell>
        </table:table-row>
        <table:table-row table:style-name="ro1">
          <table:table-cell office:value-type="float" office:value="849582" calcext:value-type="float">
            <text:p>849582</text:p>
          </table:table-cell>
          <table:table-cell table:formula="of:=([.A73] ^0.5) / (9.8 * 100)" office:value-type="float" office:value="0.940538495432849" calcext:value-type="float">
            <text:p>0,940538495432849</text:p>
          </table:table-cell>
        </table:table-row>
        <table:table-row table:style-name="ro1">
          <table:table-cell office:value-type="float" office:value="1010510" calcext:value-type="float">
            <text:p>1010510</text:p>
          </table:table-cell>
          <table:table-cell table:formula="of:=([.A74] ^0.5) / (9.8 * 100)" office:value-type="float" office:value="1.02575639242126" calcext:value-type="float">
            <text:p>1,02575639242126</text:p>
          </table:table-cell>
        </table:table-row>
        <table:table-row table:style-name="ro1">
          <table:table-cell office:value-type="float" office:value="1067741" calcext:value-type="float">
            <text:p>1067741</text:p>
          </table:table-cell>
          <table:table-cell table:formula="of:=([.A75] ^0.5) / (9.8 * 100)" office:value-type="float" office:value="1.05440360967466" calcext:value-type="float">
            <text:p>1,05440360967466</text:p>
          </table:table-cell>
        </table:table-row>
        <table:table-row table:style-name="ro1">
          <table:table-cell office:value-type="float" office:value="1195301" calcext:value-type="float">
            <text:p>1195301</text:p>
          </table:table-cell>
          <table:table-cell table:formula="of:=([.A76] ^0.5) / (9.8 * 100)" office:value-type="float" office:value="1.11561042957235" calcext:value-type="float">
            <text:p>1,11561042957235</text:p>
          </table:table-cell>
        </table:table-row>
        <table:table-row table:style-name="ro1">
          <table:table-cell office:value-type="float" office:value="1146561" calcext:value-type="float">
            <text:p>1146561</text:p>
          </table:table-cell>
          <table:table-cell table:formula="of:=([.A77] ^0.5) / (9.8 * 100)" office:value-type="float" office:value="1.09262845603638" calcext:value-type="float">
            <text:p>1,09262845603638</text:p>
          </table:table-cell>
        </table:table-row>
        <table:table-row table:style-name="ro1">
          <table:table-cell office:value-type="float" office:value="924697" calcext:value-type="float">
            <text:p>924697</text:p>
          </table:table-cell>
          <table:table-cell table:formula="of:=([.A78] ^0.5) / (9.8 * 100)" office:value-type="float" office:value="0.981236395900465" calcext:value-type="float">
            <text:p>0,981236395900465</text:p>
          </table:table-cell>
        </table:table-row>
        <table:table-row table:style-name="ro1">
          <table:table-cell office:value-type="float" office:value="875424" calcext:value-type="float">
            <text:p>875424</text:p>
          </table:table-cell>
          <table:table-cell table:formula="of:=([.A79] ^0.5) / (9.8 * 100)" office:value-type="float" office:value="0.954735670181386" calcext:value-type="float">
            <text:p>0,954735670181386</text:p>
          </table:table-cell>
        </table:table-row>
        <table:table-row table:style-name="ro1">
          <table:table-cell office:value-type="float" office:value="934003" calcext:value-type="float">
            <text:p>934003</text:p>
          </table:table-cell>
          <table:table-cell table:formula="of:=([.A80] ^0.5) / (9.8 * 100)" office:value-type="float" office:value="0.986161537102049" calcext:value-type="float">
            <text:p>0,986161537102049</text:p>
          </table:table-cell>
        </table:table-row>
        <table:table-row table:style-name="ro1">
          <table:table-cell office:value-type="float" office:value="1124826" calcext:value-type="float">
            <text:p>1124826</text:p>
          </table:table-cell>
          <table:table-cell table:formula="of:=([.A81] ^0.5) / (9.8 * 100)" office:value-type="float" office:value="1.08222259614423" calcext:value-type="float">
            <text:p>1,08222259614423</text:p>
          </table:table-cell>
        </table:table-row>
        <table:table-row table:style-name="ro1">
          <table:table-cell office:value-type="float" office:value="978066" calcext:value-type="float">
            <text:p>978066</text:p>
          </table:table-cell>
          <table:table-cell table:formula="of:=([.A82] ^0.5) / (9.8 * 100)" office:value-type="float" office:value="1.00915529973938" calcext:value-type="float">
            <text:p>1,00915529973938</text:p>
          </table:table-cell>
        </table:table-row>
        <table:table-row table:style-name="ro1">
          <table:table-cell office:value-type="float" office:value="1062841" calcext:value-type="float">
            <text:p>1062841</text:p>
          </table:table-cell>
          <table:table-cell table:formula="of:=([.A83] ^0.5) / (9.8 * 100)" office:value-type="float" office:value="1.0519814310522" calcext:value-type="float">
            <text:p>1,0519814310522</text:p>
          </table:table-cell>
        </table:table-row>
        <table:table-row table:style-name="ro1">
          <table:table-cell office:value-type="float" office:value="1168606" calcext:value-type="float">
            <text:p>1168606</text:p>
          </table:table-cell>
          <table:table-cell table:formula="of:=([.A84] ^0.5) / (9.8 * 100)" office:value-type="float" office:value="1.10308246312314" calcext:value-type="float">
            <text:p>1,10308246312314</text:p>
          </table:table-cell>
        </table:table-row>
        <table:table-row table:style-name="ro1">
          <table:table-cell office:value-type="float" office:value="931355" calcext:value-type="float">
            <text:p>931355</text:p>
          </table:table-cell>
          <table:table-cell table:formula="of:=([.A85] ^0.5) / (9.8 * 100)" office:value-type="float" office:value="0.984762607308492" calcext:value-type="float">
            <text:p>0,984762607308492</text:p>
          </table:table-cell>
        </table:table-row>
        <table:table-row table:style-name="ro1">
          <table:table-cell office:value-type="float" office:value="717446" calcext:value-type="float">
            <text:p>717446</text:p>
          </table:table-cell>
          <table:table-cell table:formula="of:=([.A86] ^0.5) / (9.8 * 100)" office:value-type="float" office:value="0.864308001543833" calcext:value-type="float">
            <text:p>0,864308001543833</text:p>
          </table:table-cell>
        </table:table-row>
        <table:table-row table:style-name="ro1">
          <table:table-cell office:value-type="float" office:value="1215673" calcext:value-type="float">
            <text:p>1215673</text:p>
          </table:table-cell>
          <table:table-cell table:formula="of:=([.A87] ^0.5) / (9.8 * 100)" office:value-type="float" office:value="1.12507716427482" calcext:value-type="float">
            <text:p>1,12507716427482</text:p>
          </table:table-cell>
        </table:table-row>
        <table:table-row table:style-name="ro1">
          <table:table-cell office:value-type="float" office:value="1106506" calcext:value-type="float">
            <text:p>1106506</text:p>
          </table:table-cell>
          <table:table-cell table:formula="of:=([.A88] ^0.5) / (9.8 * 100)" office:value-type="float" office:value="1.07337335645572" calcext:value-type="float">
            <text:p>1,07337335645572</text:p>
          </table:table-cell>
        </table:table-row>
        <table:table-row table:style-name="ro1">
          <table:table-cell office:value-type="float" office:value="928259" calcext:value-type="float">
            <text:p>928259</text:p>
          </table:table-cell>
          <table:table-cell table:formula="of:=([.A89] ^0.5) / (9.8 * 100)" office:value-type="float" office:value="0.983124476321975" calcext:value-type="float">
            <text:p>0,983124476321975</text:p>
          </table:table-cell>
        </table:table-row>
        <table:table-row table:style-name="ro1">
          <table:table-cell office:value-type="float" office:value="964514" calcext:value-type="float">
            <text:p>964514</text:p>
          </table:table-cell>
          <table:table-cell table:formula="of:=([.A90] ^0.5) / (9.8 * 100)" office:value-type="float" office:value="1.00213952712188" calcext:value-type="float">
            <text:p>1,00213952712188</text:p>
          </table:table-cell>
        </table:table-row>
        <table:table-row table:style-name="ro1">
          <table:table-cell office:value-type="float" office:value="985754" calcext:value-type="float">
            <text:p>985754</text:p>
          </table:table-cell>
          <table:table-cell table:formula="of:=([.A91] ^0.5) / (9.8 * 100)" office:value-type="float" office:value="1.01311372358172" calcext:value-type="float">
            <text:p>1,01311372358172</text:p>
          </table:table-cell>
        </table:table-row>
        <table:table-row table:style-name="ro1">
          <table:table-cell office:value-type="float" office:value="793658" calcext:value-type="float">
            <text:p>793658</text:p>
          </table:table-cell>
          <table:table-cell table:formula="of:=([.A92] ^0.5) / (9.8 * 100)" office:value-type="float" office:value="0.909055970325539" calcext:value-type="float">
            <text:p>0,909055970325539</text:p>
          </table:table-cell>
        </table:table-row>
        <table:table-row table:style-name="ro1">
          <table:table-cell office:value-type="float" office:value="1455345" calcext:value-type="float">
            <text:p>1455345</text:p>
          </table:table-cell>
          <table:table-cell table:formula="of:=([.A93] ^0.5) / (9.8 * 100)" office:value-type="float" office:value="1.23099674163901" calcext:value-type="float">
            <text:p>1,23099674163901</text:p>
          </table:table-cell>
        </table:table-row>
        <table:table-row table:style-name="ro1">
          <table:table-cell office:value-type="float" office:value="960450" calcext:value-type="float">
            <text:p>960450</text:p>
          </table:table-cell>
          <table:table-cell table:formula="of:=([.A94] ^0.5) / (9.8 * 100)" office:value-type="float" office:value="1.0000260304817" calcext:value-type="float">
            <text:p>1,0000260304817</text:p>
          </table:table-cell>
        </table:table-row>
        <table:table-row table:style-name="ro1">
          <table:table-cell office:value-type="float" office:value="1221326" calcext:value-type="float">
            <text:p>1221326</text:p>
          </table:table-cell>
          <table:table-cell table:formula="of:=([.A95] ^0.5) / (9.8 * 100)" office:value-type="float" office:value="1.12768999051256" calcext:value-type="float">
            <text:p>1,12768999051256</text:p>
          </table:table-cell>
        </table:table-row>
        <table:table-row table:style-name="ro1">
          <table:table-cell office:value-type="float" office:value="859414" calcext:value-type="float">
            <text:p>859414</text:p>
          </table:table-cell>
          <table:table-cell table:formula="of:=([.A96] ^0.5) / (9.8 * 100)" office:value-type="float" office:value="0.945965148657163" calcext:value-type="float">
            <text:p>0,945965148657163</text:p>
          </table:table-cell>
        </table:table-row>
        <table:table-row table:style-name="ro1">
          <table:table-cell office:value-type="float" office:value="877086" calcext:value-type="float">
            <text:p>877086</text:p>
          </table:table-cell>
          <table:table-cell table:formula="of:=([.A97] ^0.5) / (9.8 * 100)" office:value-type="float" office:value="0.955641527385125" calcext:value-type="float">
            <text:p>0,955641527385125</text:p>
          </table:table-cell>
        </table:table-row>
        <table:table-row table:style-name="ro1">
          <table:table-cell office:value-type="float" office:value="1025534" calcext:value-type="float">
            <text:p>1025534</text:p>
          </table:table-cell>
          <table:table-cell table:formula="of:=([.A98] ^0.5) / (9.8 * 100)" office:value-type="float" office:value="1.03335359798843" calcext:value-type="float">
            <text:p>1,03335359798843</text:p>
          </table:table-cell>
        </table:table-row>
        <table:table-row table:style-name="ro1">
          <table:table-cell office:value-type="float" office:value="1016390" calcext:value-type="float">
            <text:p>1016390</text:p>
          </table:table-cell>
          <table:table-cell table:formula="of:=([.A99] ^0.5) / (9.8 * 100)" office:value-type="float" office:value="1.02873642181692" calcext:value-type="float">
            <text:p>1,02873642181692</text:p>
          </table:table-cell>
        </table:table-row>
        <table:table-row table:style-name="ro1">
          <table:table-cell office:value-type="float" office:value="970011" calcext:value-type="float">
            <text:p>970011</text:p>
          </table:table-cell>
          <table:table-cell table:formula="of:=([.A100] ^0.5) / (9.8 * 100)" office:value-type="float" office:value="1.00499118833437" calcext:value-type="float">
            <text:p>1,00499118833437</text:p>
          </table:table-cell>
        </table:table-row>
        <table:table-row table:style-name="ro1">
          <table:table-cell office:value-type="float" office:value="1098313" calcext:value-type="float">
            <text:p>1098313</text:p>
          </table:table-cell>
          <table:table-cell table:formula="of:=([.A101] ^0.5) / (9.8 * 100)" office:value-type="float" office:value="1.06939213661667" calcext:value-type="float">
            <text:p>1,06939213661667</text:p>
          </table:table-cell>
        </table:table-row>
        <table:table-row table:style-name="ro1">
          <table:table-cell office:value-type="float" office:value="987954" calcext:value-type="float">
            <text:p>987954</text:p>
          </table:table-cell>
          <table:table-cell table:formula="of:=([.A102] ^0.5) / (9.8 * 100)" office:value-type="float" office:value="1.01424362414208" calcext:value-type="float">
            <text:p>1,01424362414208</text:p>
          </table:table-cell>
        </table:table-row>
        <table:table-row table:style-name="ro1">
          <table:table-cell office:value-type="float" office:value="968981" calcext:value-type="float">
            <text:p>968981</text:p>
          </table:table-cell>
          <table:table-cell table:formula="of:=([.A103] ^0.5) / (9.8 * 100)" office:value-type="float" office:value="1.00445747487163" calcext:value-type="float">
            <text:p>1,00445747487163</text:p>
          </table:table-cell>
        </table:table-row>
        <table:table-row table:style-name="ro1">
          <table:table-cell office:value-type="float" office:value="904238" calcext:value-type="float">
            <text:p>904238</text:p>
          </table:table-cell>
          <table:table-cell table:formula="of:=([.A104] ^0.5) / (9.8 * 100)" office:value-type="float" office:value="0.970320711096254" calcext:value-type="float">
            <text:p>0,970320711096254</text:p>
          </table:table-cell>
        </table:table-row>
        <table:table-row table:style-name="ro1">
          <table:table-cell office:value-type="float" office:value="1163678" calcext:value-type="float">
            <text:p>1163678</text:p>
          </table:table-cell>
          <table:table-cell table:formula="of:=([.A105] ^0.5) / (9.8 * 100)" office:value-type="float" office:value="1.1007541619792" calcext:value-type="float">
            <text:p>1,1007541619792</text:p>
          </table:table-cell>
        </table:table-row>
        <table:table-row table:style-name="ro1">
          <table:table-cell office:value-type="float" office:value="1001525" calcext:value-type="float">
            <text:p>1001525</text:p>
          </table:table-cell>
          <table:table-cell table:formula="of:=([.A106] ^0.5) / (9.8 * 100)" office:value-type="float" office:value="1.02118592807992" calcext:value-type="float">
            <text:p>1,02118592807992</text:p>
          </table:table-cell>
        </table:table-row>
        <table:table-row table:style-name="ro1">
          <table:table-cell office:value-type="float" office:value="1055890" calcext:value-type="float">
            <text:p>1055890</text:p>
          </table:table-cell>
          <table:table-cell table:formula="of:=([.A107] ^0.5) / (9.8 * 100)" office:value-type="float" office:value="1.0485357990785" calcext:value-type="float">
            <text:p>1,0485357990785</text:p>
          </table:table-cell>
        </table:table-row>
        <table:table-row table:style-name="ro1">
          <table:table-cell office:value-type="float" office:value="1024964" calcext:value-type="float">
            <text:p>1024964</text:p>
          </table:table-cell>
          <table:table-cell table:formula="of:=([.A108] ^0.5) / (9.8 * 100)" office:value-type="float" office:value="1.03306638497651" calcext:value-type="float">
            <text:p>1,03306638497651</text:p>
          </table:table-cell>
        </table:table-row>
        <table:table-row table:style-name="ro1">
          <table:table-cell office:value-type="float" office:value="976725" calcext:value-type="float">
            <text:p>976725</text:p>
          </table:table-cell>
          <table:table-cell table:formula="of:=([.A109] ^0.5) / (9.8 * 100)" office:value-type="float" office:value="1.00846324959362" calcext:value-type="float">
            <text:p>1,00846324959362</text:p>
          </table:table-cell>
        </table:table-row>
        <table:table-row table:style-name="ro1">
          <table:table-cell office:value-type="float" office:value="874793" calcext:value-type="float">
            <text:p>874793</text:p>
          </table:table-cell>
          <table:table-cell table:formula="of:=([.A110] ^0.5) / (9.8 * 100)" office:value-type="float" office:value="0.954391524484316" calcext:value-type="float">
            <text:p>0,954391524484316</text:p>
          </table:table-cell>
        </table:table-row>
        <table:table-row table:style-name="ro1">
          <table:table-cell office:value-type="float" office:value="1046225" calcext:value-type="float">
            <text:p>1046225</text:p>
          </table:table-cell>
          <table:table-cell table:formula="of:=([.A111] ^0.5) / (9.8 * 100)" office:value-type="float" office:value="1.04372592511022" calcext:value-type="float">
            <text:p>1,04372592511022</text:p>
          </table:table-cell>
        </table:table-row>
        <table:table-row table:style-name="ro1">
          <table:table-cell office:value-type="float" office:value="1165316" calcext:value-type="float">
            <text:p>1165316</text:p>
          </table:table-cell>
          <table:table-cell table:formula="of:=([.A112] ^0.5) / (9.8 * 100)" office:value-type="float" office:value="1.10152860356558" calcext:value-type="float">
            <text:p>1,10152860356558</text:p>
          </table:table-cell>
        </table:table-row>
        <table:table-row table:style-name="ro1">
          <table:table-cell office:value-type="float" office:value="1149029" calcext:value-type="float">
            <text:p>1149029</text:p>
          </table:table-cell>
          <table:table-cell table:formula="of:=([.A113] ^0.5) / (9.8 * 100)" office:value-type="float" office:value="1.09380377835303" calcext:value-type="float">
            <text:p>1,09380377835303</text:p>
          </table:table-cell>
        </table:table-row>
        <table:table-row table:style-name="ro1">
          <table:table-cell office:value-type="float" office:value="1118501" calcext:value-type="float">
            <text:p>1118501</text:p>
          </table:table-cell>
          <table:table-cell table:formula="of:=([.A114] ^0.5) / (9.8 * 100)" office:value-type="float" office:value="1.07917558813236" calcext:value-type="float">
            <text:p>1,07917558813236</text:p>
          </table:table-cell>
        </table:table-row>
        <table:table-row table:style-name="ro1">
          <table:table-cell office:value-type="float" office:value="912182" calcext:value-type="float">
            <text:p>912182</text:p>
          </table:table-cell>
          <table:table-cell table:formula="of:=([.A115] ^0.5) / (9.8 * 100)" office:value-type="float" office:value="0.974573668791491" calcext:value-type="float">
            <text:p>0,974573668791491</text:p>
          </table:table-cell>
        </table:table-row>
        <table:table-row table:style-name="ro1">
          <table:table-cell office:value-type="float" office:value="960977" calcext:value-type="float">
            <text:p>960977</text:p>
          </table:table-cell>
          <table:table-cell table:formula="of:=([.A116] ^0.5) / (9.8 * 100)" office:value-type="float" office:value="1.00030035056324" calcext:value-type="float">
            <text:p>1,00030035056324</text:p>
          </table:table-cell>
        </table:table-row>
        <table:table-row table:style-name="ro1">
          <table:table-cell office:value-type="float" office:value="1151253" calcext:value-type="float">
            <text:p>1151253</text:p>
          </table:table-cell>
          <table:table-cell table:formula="of:=([.A117] ^0.5) / (9.8 * 100)" office:value-type="float" office:value="1.09486182111273" calcext:value-type="float">
            <text:p>1,09486182111273</text:p>
          </table:table-cell>
        </table:table-row>
        <table:table-row table:style-name="ro1">
          <table:table-cell office:value-type="float" office:value="999587" calcext:value-type="float">
            <text:p>999587</text:p>
          </table:table-cell>
          <table:table-cell table:formula="of:=([.A118] ^0.5) / (9.8 * 100)" office:value-type="float" office:value="1.02019742721885" calcext:value-type="float">
            <text:p>1,02019742721885</text:p>
          </table:table-cell>
        </table:table-row>
        <table:table-row table:style-name="ro1">
          <table:table-cell office:value-type="float" office:value="979989" calcext:value-type="float">
            <text:p>979989</text:p>
          </table:table-cell>
          <table:table-cell table:formula="of:=([.A119] ^0.5) / (9.8 * 100)" office:value-type="float" office:value="1.01014687531284" calcext:value-type="float">
            <text:p>1,01014687531284</text:p>
          </table:table-cell>
        </table:table-row>
        <table:table-row table:style-name="ro1">
          <table:table-cell office:value-type="float" office:value="1016965" calcext:value-type="float">
            <text:p>1016965</text:p>
          </table:table-cell>
          <table:table-cell table:formula="of:=([.A120] ^0.5) / (9.8 * 100)" office:value-type="float" office:value="1.02902737302949" calcext:value-type="float">
            <text:p>1,02902737302949</text:p>
          </table:table-cell>
        </table:table-row>
        <table:table-row table:style-name="ro1">
          <table:table-cell office:value-type="float" office:value="853441" calcext:value-type="float">
            <text:p>853441</text:p>
          </table:table-cell>
          <table:table-cell table:formula="of:=([.A121] ^0.5) / (9.8 * 100)" office:value-type="float" office:value="0.942672148120516" calcext:value-type="float">
            <text:p>0,942672148120516</text:p>
          </table:table-cell>
        </table:table-row>
        <table:table-row table:style-name="ro1">
          <table:table-cell office:value-type="float" office:value="983109" calcext:value-type="float">
            <text:p>983109</text:p>
          </table:table-cell>
          <table:table-cell table:formula="of:=([.A122] ^0.5) / (9.8 * 100)" office:value-type="float" office:value="1.01175360444212" calcext:value-type="float">
            <text:p>1,01175360444212</text:p>
          </table:table-cell>
        </table:table-row>
        <table:table-row table:style-name="ro1">
          <table:table-cell office:value-type="float" office:value="1054042" calcext:value-type="float">
            <text:p>1054042</text:p>
          </table:table-cell>
          <table:table-cell table:formula="of:=([.A123] ^0.5) / (9.8 * 100)" office:value-type="float" office:value="1.04761783284672" calcext:value-type="float">
            <text:p>1,04761783284672</text:p>
          </table:table-cell>
        </table:table-row>
        <table:table-row table:style-name="ro1">
          <table:table-cell office:value-type="float" office:value="983385" calcext:value-type="float">
            <text:p>983385</text:p>
          </table:table-cell>
          <table:table-cell table:formula="of:=([.A124] ^0.5) / (9.8 * 100)" office:value-type="float" office:value="1.01189561534768" calcext:value-type="float">
            <text:p>1,01189561534768</text:p>
          </table:table-cell>
        </table:table-row>
        <table:table-row table:style-name="ro1">
          <table:table-cell office:value-type="float" office:value="1030409" calcext:value-type="float">
            <text:p>1030409</text:p>
          </table:table-cell>
          <table:table-cell table:formula="of:=([.A125] ^0.5) / (9.8 * 100)" office:value-type="float" office:value="1.03580677178298" calcext:value-type="float">
            <text:p>1,03580677178298</text:p>
          </table:table-cell>
        </table:table-row>
        <table:table-row table:style-name="ro1">
          <table:table-cell office:value-type="float" office:value="1042843" calcext:value-type="float">
            <text:p>1042843</text:p>
          </table:table-cell>
          <table:table-cell table:formula="of:=([.A126] ^0.5) / (9.8 * 100)" office:value-type="float" office:value="1.04203759881835" calcext:value-type="float">
            <text:p>1,04203759881835</text:p>
          </table:table-cell>
        </table:table-row>
        <table:table-row table:style-name="ro1">
          <table:table-cell office:value-type="float" office:value="1008669" calcext:value-type="float">
            <text:p>1008669</text:p>
          </table:table-cell>
          <table:table-cell table:formula="of:=([.A127] ^0.5) / (9.8 * 100)" office:value-type="float" office:value="1.02482157811596" calcext:value-type="float">
            <text:p>1,02482157811596</text:p>
          </table:table-cell>
        </table:table-row>
        <table:table-row table:style-name="ro1">
          <table:table-cell office:value-type="float" office:value="1036793" calcext:value-type="float">
            <text:p>1036793</text:p>
          </table:table-cell>
          <table:table-cell table:formula="of:=([.A128] ^0.5) / (9.8 * 100)" office:value-type="float" office:value="1.0390105383451" calcext:value-type="float">
            <text:p>1,0390105383451</text:p>
          </table:table-cell>
        </table:table-row>
        <table:table-row table:style-name="ro1">
          <table:table-cell office:value-type="float" office:value="1098574" calcext:value-type="float">
            <text:p>1098574</text:p>
          </table:table-cell>
          <table:table-cell table:formula="of:=([.A129] ^0.5) / (9.8 * 100)" office:value-type="float" office:value="1.06951919273265" calcext:value-type="float">
            <text:p>1,06951919273265</text:p>
          </table:table-cell>
        </table:table-row>
        <table:table-row table:style-name="ro1">
          <table:table-cell office:value-type="float" office:value="1004859" calcext:value-type="float">
            <text:p>1004859</text:p>
          </table:table-cell>
          <table:table-cell table:formula="of:=([.A130] ^0.5) / (9.8 * 100)" office:value-type="float" office:value="1.02288424072776" calcext:value-type="float">
            <text:p>1,02288424072776</text:p>
          </table:table-cell>
        </table:table-row>
        <table:table-row table:style-name="ro1">
          <table:table-cell office:value-type="float" office:value="1095794" calcext:value-type="float">
            <text:p>1095794</text:p>
          </table:table-cell>
          <table:table-cell table:formula="of:=([.A131] ^0.5) / (9.8 * 100)" office:value-type="float" office:value="1.06816509790614" calcext:value-type="float">
            <text:p>1,06816509790614</text:p>
          </table:table-cell>
        </table:table-row>
        <table:table-row table:style-name="ro1">
          <table:table-cell office:value-type="float" office:value="953019" calcext:value-type="float">
            <text:p>953019</text:p>
          </table:table-cell>
          <table:table-cell table:formula="of:=([.A132] ^0.5) / (9.8 * 100)" office:value-type="float" office:value="0.996149918716104" calcext:value-type="float">
            <text:p>0,996149918716104</text:p>
          </table:table-cell>
        </table:table-row>
        <table:table-row table:style-name="ro1">
          <table:table-cell office:value-type="float" office:value="1020353" calcext:value-type="float">
            <text:p>1020353</text:p>
          </table:table-cell>
          <table:table-cell table:formula="of:=([.A133] ^0.5) / (9.8 * 100)" office:value-type="float" office:value="1.03074004057133" calcext:value-type="float">
            <text:p>1,03074004057133</text:p>
          </table:table-cell>
        </table:table-row>
        <table:table-row table:style-name="ro1">
          <table:table-cell office:value-type="float" office:value="1031707" calcext:value-type="float">
            <text:p>1031707</text:p>
          </table:table-cell>
          <table:table-cell table:formula="of:=([.A134] ^0.5) / (9.8 * 100)" office:value-type="float" office:value="1.03645896622654" calcext:value-type="float">
            <text:p>1,03645896622654</text:p>
          </table:table-cell>
        </table:table-row>
        <table:table-row table:style-name="ro1">
          <table:table-cell office:value-type="float" office:value="926321" calcext:value-type="float">
            <text:p>926321</text:p>
          </table:table-cell>
          <table:table-cell table:formula="of:=([.A135] ^0.5) / (9.8 * 100)" office:value-type="float" office:value="0.982097666598826" calcext:value-type="float">
            <text:p>0,982097666598826</text:p>
          </table:table-cell>
        </table:table-row>
        <table:table-row table:style-name="ro1">
          <table:table-cell office:value-type="float" office:value="1059105" calcext:value-type="float">
            <text:p>1059105</text:p>
          </table:table-cell>
          <table:table-cell table:formula="of:=([.A136] ^0.5) / (9.8 * 100)" office:value-type="float" office:value="1.05013088968204" calcext:value-type="float">
            <text:p>1,05013088968204</text:p>
          </table:table-cell>
        </table:table-row>
        <table:table-row table:style-name="ro1">
          <table:table-cell office:value-type="float" office:value="1030715" calcext:value-type="float">
            <text:p>1030715</text:p>
          </table:table-cell>
          <table:table-cell table:formula="of:=([.A137] ^0.5) / (9.8 * 100)" office:value-type="float" office:value="1.03596056185276" calcext:value-type="float">
            <text:p>1,03596056185276</text:p>
          </table:table-cell>
        </table:table-row>
        <table:table-row table:style-name="ro1">
          <table:table-cell office:value-type="float" office:value="1022553" calcext:value-type="float">
            <text:p>1022553</text:p>
          </table:table-cell>
          <table:table-cell table:formula="of:=([.A138] ^0.5) / (9.8 * 100)" office:value-type="float" office:value="1.03185064008326" calcext:value-type="float">
            <text:p>1,03185064008326</text:p>
          </table:table-cell>
        </table:table-row>
        <table:table-row table:style-name="ro1">
          <table:table-cell office:value-type="float" office:value="999870" calcext:value-type="float">
            <text:p>999870</text:p>
          </table:table-cell>
          <table:table-cell table:formula="of:=([.A139] ^0.5) / (9.8 * 100)" office:value-type="float" office:value="1.02034183457894" calcext:value-type="float">
            <text:p>1,02034183457894</text:p>
          </table:table-cell>
        </table:table-row>
        <table:table-row table:style-name="ro1">
          <table:table-cell office:value-type="float" office:value="1007309" calcext:value-type="float">
            <text:p>1007309</text:p>
          </table:table-cell>
          <table:table-cell table:formula="of:=([.A140] ^0.5) / (9.8 * 100)" office:value-type="float" office:value="1.024130455722" calcext:value-type="float">
            <text:p>1,024130455722</text:p>
          </table:table-cell>
        </table:table-row>
        <table:table-row table:style-name="ro1">
          <table:table-cell office:value-type="float" office:value="1038661" calcext:value-type="float">
            <text:p>1038661</text:p>
          </table:table-cell>
          <table:table-cell table:formula="of:=([.A141] ^0.5) / (9.8 * 100)" office:value-type="float" office:value="1.03994611480561" calcext:value-type="float">
            <text:p>1,03994611480561</text:p>
          </table:table-cell>
        </table:table-row>
        <table:table-row table:style-name="ro1">
          <table:table-cell office:value-type="float" office:value="1063905" calcext:value-type="float">
            <text:p>1063905</text:p>
          </table:table-cell>
          <table:table-cell table:formula="of:=([.A142] ^0.5) / (9.8 * 100)" office:value-type="float" office:value="1.05250786362799" calcext:value-type="float">
            <text:p>1,05250786362799</text:p>
          </table:table-cell>
        </table:table-row>
        <table:table-row table:style-name="ro1">
          <table:table-cell office:value-type="float" office:value="981194" calcext:value-type="float">
            <text:p>981194</text:p>
          </table:table-cell>
          <table:table-cell table:formula="of:=([.A143] ^0.5) / (9.8 * 100)" office:value-type="float" office:value="1.01076772566796" calcext:value-type="float">
            <text:p>1,01076772566796</text:p>
          </table:table-cell>
        </table:table-row>
        <table:table-row table:style-name="ro1">
          <table:table-cell office:value-type="float" office:value="1019396" calcext:value-type="float">
            <text:p>1019396</text:p>
          </table:table-cell>
          <table:table-cell table:formula="of:=([.A144] ^0.5) / (9.8 * 100)" office:value-type="float" office:value="1.03025655612016" calcext:value-type="float">
            <text:p>1,03025655612016</text:p>
          </table:table-cell>
        </table:table-row>
        <table:table-row table:style-name="ro1">
          <table:table-cell office:value-type="float" office:value="1020890" calcext:value-type="float">
            <text:p>1020890</text:p>
          </table:table-cell>
          <table:table-cell table:formula="of:=([.A145] ^0.5) / (9.8 * 100)" office:value-type="float" office:value="1.03101123818373" calcext:value-type="float">
            <text:p>1,03101123818373</text:p>
          </table:table-cell>
        </table:table-row>
        <table:table-row table:style-name="ro1">
          <table:table-cell office:value-type="float" office:value="1041925" calcext:value-type="float">
            <text:p>1041925</text:p>
          </table:table-cell>
          <table:table-cell table:formula="of:=([.A146] ^0.5) / (9.8 * 100)" office:value-type="float" office:value="1.04157885233076" calcext:value-type="float">
            <text:p>1,04157885233076</text:p>
          </table:table-cell>
        </table:table-row>
        <table:table-row table:style-name="ro1">
          <table:table-cell office:value-type="float" office:value="918827" calcext:value-type="float">
            <text:p>918827</text:p>
          </table:table-cell>
          <table:table-cell table:formula="of:=([.A147] ^0.5) / (9.8 * 100)" office:value-type="float" office:value="0.978116980727938" calcext:value-type="float">
            <text:p>0,978116980727938</text:p>
          </table:table-cell>
        </table:table-row>
        <table:table-row table:style-name="ro1">
          <table:table-cell office:value-type="float" office:value="887225" calcext:value-type="float">
            <text:p>887225</text:p>
          </table:table-cell>
          <table:table-cell table:formula="of:=([.A148] ^0.5) / (9.8 * 100)" office:value-type="float" office:value="0.961149201956434" calcext:value-type="float">
            <text:p>0,961149201956434</text:p>
          </table:table-cell>
        </table:table-row>
        <table:table-row table:style-name="ro1">
          <table:table-cell office:value-type="float" office:value="933082" calcext:value-type="float">
            <text:p>933082</text:p>
          </table:table-cell>
          <table:table-cell table:formula="of:=([.A149] ^0.5) / (9.8 * 100)" office:value-type="float" office:value="0.985675200982844" calcext:value-type="float">
            <text:p>0,985675200982844</text:p>
          </table:table-cell>
        </table:table-row>
        <table:table-row table:style-name="ro1">
          <table:table-cell office:value-type="float" office:value="1078041" calcext:value-type="float">
            <text:p>1078041</text:p>
          </table:table-cell>
          <table:table-cell table:formula="of:=([.A150] ^0.5) / (9.8 * 100)" office:value-type="float" office:value="1.05947707390837" calcext:value-type="float">
            <text:p>1,05947707390837</text:p>
          </table:table-cell>
        </table:table-row>
        <table:table-row table:style-name="ro1">
          <table:table-cell office:value-type="float" office:value="967537" calcext:value-type="float">
            <text:p>967537</text:p>
          </table:table-cell>
          <table:table-cell table:formula="of:=([.A151] ^0.5) / (9.8 * 100)" office:value-type="float" office:value="1.00370876185969" calcext:value-type="float">
            <text:p>1,00370876185969</text:p>
          </table:table-cell>
        </table:table-row>
        <table:table-row table:style-name="ro1">
          <table:table-cell office:value-type="float" office:value="1007934" calcext:value-type="float">
            <text:p>1007934</text:p>
          </table:table-cell>
          <table:table-cell table:formula="of:=([.A152] ^0.5) / (9.8 * 100)" office:value-type="float" office:value="1.02444812501641" calcext:value-type="float">
            <text:p>1,02444812501641</text:p>
          </table:table-cell>
        </table:table-row>
        <table:table-row table:style-name="ro1">
          <table:table-cell office:value-type="float" office:value="853859" calcext:value-type="float">
            <text:p>853859</text:p>
          </table:table-cell>
          <table:table-cell table:formula="of:=([.A153] ^0.5) / (9.8 * 100)" office:value-type="float" office:value="0.942902971763673" calcext:value-type="float">
            <text:p>0,942902971763673</text:p>
          </table:table-cell>
        </table:table-row>
        <table:table-row table:style-name="ro1">
          <table:table-cell office:value-type="float" office:value="1056573" calcext:value-type="float">
            <text:p>1056573</text:p>
          </table:table-cell>
          <table:table-cell table:formula="of:=([.A154] ^0.5) / (9.8 * 100)" office:value-type="float" office:value="1.04887486573233" calcext:value-type="float">
            <text:p>1,04887486573233</text:p>
          </table:table-cell>
        </table:table-row>
        <table:table-row table:style-name="ro1">
          <table:table-cell office:value-type="float" office:value="1112324" calcext:value-type="float">
            <text:p>1112324</text:p>
          </table:table-cell>
          <table:table-cell table:formula="of:=([.A155] ^0.5) / (9.8 * 100)" office:value-type="float" office:value="1.07619155120907" calcext:value-type="float">
            <text:p>1,07619155120907</text:p>
          </table:table-cell>
        </table:table-row>
        <table:table-row table:style-name="ro1">
          <table:table-cell office:value-type="float" office:value="947953" calcext:value-type="float">
            <text:p>947953</text:p>
          </table:table-cell>
          <table:table-cell table:formula="of:=([.A156] ^0.5) / (9.8 * 100)" office:value-type="float" office:value="0.993498754450005" calcext:value-type="float">
            <text:p>0,993498754450005</text:p>
          </table:table-cell>
        </table:table-row>
        <table:table-row table:style-name="ro1">
          <table:table-cell office:value-type="float" office:value="983290" calcext:value-type="float">
            <text:p>983290</text:p>
          </table:table-cell>
          <table:table-cell table:formula="of:=([.A157] ^0.5) / (9.8 * 100)" office:value-type="float" office:value="1.01184673703184" calcext:value-type="float">
            <text:p>1,01184673703184</text:p>
          </table:table-cell>
        </table:table-row>
        <table:table-row table:style-name="ro1">
          <table:table-cell office:value-type="float" office:value="1057782" calcext:value-type="float">
            <text:p>1057782</text:p>
          </table:table-cell>
          <table:table-cell table:formula="of:=([.A158] ^0.5) / (9.8 * 100)" office:value-type="float" office:value="1.04947478980868" calcext:value-type="float">
            <text:p>1,04947478980868</text:p>
          </table:table-cell>
        </table:table-row>
        <table:table-row table:style-name="ro1">
          <table:table-cell office:value-type="float" office:value="1018355" calcext:value-type="float">
            <text:p>1018355</text:p>
          </table:table-cell>
          <table:table-cell table:formula="of:=([.A159] ^0.5) / (9.8 * 100)" office:value-type="float" office:value="1.02973037639146" calcext:value-type="float">
            <text:p>1,02973037639146</text:p>
          </table:table-cell>
        </table:table-row>
        <table:table-row table:style-name="ro1">
          <table:table-cell office:value-type="float" office:value="1013402" calcext:value-type="float">
            <text:p>1013402</text:p>
          </table:table-cell>
          <table:table-cell table:formula="of:=([.A160] ^0.5) / (9.8 * 100)" office:value-type="float" office:value="1.02722316071414" calcext:value-type="float">
            <text:p>1,02722316071414</text:p>
          </table:table-cell>
        </table:table-row>
        <table:table-row table:style-name="ro1">
          <table:table-cell office:value-type="float" office:value="1038890" calcext:value-type="float">
            <text:p>1038890</text:p>
          </table:table-cell>
          <table:table-cell table:formula="of:=([.A161] ^0.5) / (9.8 * 100)" office:value-type="float" office:value="1.04006075015597" calcext:value-type="float">
            <text:p>1,04006075015597</text:p>
          </table:table-cell>
        </table:table-row>
        <table:table-row table:style-name="ro1">
          <table:table-cell office:value-type="float" office:value="1061277" calcext:value-type="float">
            <text:p>1061277</text:p>
          </table:table-cell>
          <table:table-cell table:formula="of:=([.A162] ^0.5) / (9.8 * 100)" office:value-type="float" office:value="1.05120713617664" calcext:value-type="float">
            <text:p>1,05120713617664</text:p>
          </table:table-cell>
        </table:table-row>
        <table:table-row table:style-name="ro1">
          <table:table-cell office:value-type="float" office:value="1004374" calcext:value-type="float">
            <text:p>1004374</text:p>
          </table:table-cell>
          <table:table-cell table:formula="of:=([.A163] ^0.5) / (9.8 * 100)" office:value-type="float" office:value="1.02263736095043" calcext:value-type="float">
            <text:p>1,02263736095043</text:p>
          </table:table-cell>
        </table:table-row>
        <table:table-row table:style-name="ro1">
          <table:table-cell office:value-type="float" office:value="929931" calcext:value-type="float">
            <text:p>929931</text:p>
          </table:table-cell>
          <table:table-cell table:formula="of:=([.A164] ^0.5) / (9.8 * 100)" office:value-type="float" office:value="0.984009490410446" calcext:value-type="float">
            <text:p>0,984009490410446</text:p>
          </table:table-cell>
        </table:table-row>
        <table:table-row table:style-name="ro1">
          <table:table-cell office:value-type="float" office:value="1070676" calcext:value-type="float">
            <text:p>1070676</text:p>
          </table:table-cell>
          <table:table-cell table:formula="of:=([.A165] ^0.5) / (9.8 * 100)" office:value-type="float" office:value="1.05585178430529" calcext:value-type="float">
            <text:p>1,05585178430529</text:p>
          </table:table-cell>
        </table:table-row>
        <table:table-row table:style-name="ro1">
          <table:table-cell office:value-type="float" office:value="1092866" calcext:value-type="float">
            <text:p>1092866</text:p>
          </table:table-cell>
          <table:table-cell table:formula="of:=([.A166] ^0.5) / (9.8 * 100)" office:value-type="float" office:value="1.06673705602125" calcext:value-type="float">
            <text:p>1,06673705602125</text:p>
          </table:table-cell>
        </table:table-row>
        <table:table-row table:style-name="ro1">
          <table:table-cell office:value-type="float" office:value="959934" calcext:value-type="float">
            <text:p>959934</text:p>
          </table:table-cell>
          <table:table-cell table:formula="of:=([.A167] ^0.5) / (9.8 * 100)" office:value-type="float" office:value="0.999757363316739" calcext:value-type="float">
            <text:p>0,999757363316739</text:p>
          </table:table-cell>
        </table:table-row>
        <table:table-row table:style-name="ro1">
          <table:table-cell office:value-type="float" office:value="977021" calcext:value-type="float">
            <text:p>977021</text:p>
          </table:table-cell>
          <table:table-cell table:formula="of:=([.A168] ^0.5) / (9.8 * 100)" office:value-type="float" office:value="1.00861604721298" calcext:value-type="float">
            <text:p>1,00861604721298</text:p>
          </table:table-cell>
        </table:table-row>
        <table:table-row table:style-name="ro1">
          <table:table-cell office:value-type="float" office:value="1111197" calcext:value-type="float">
            <text:p>1111197</text:p>
          </table:table-cell>
          <table:table-cell table:formula="of:=([.A169] ^0.5) / (9.8 * 100)" office:value-type="float" office:value="1.07564621763201" calcext:value-type="float">
            <text:p>1,07564621763201</text:p>
          </table:table-cell>
        </table:table-row>
        <table:table-row table:style-name="ro1">
          <table:table-cell office:value-type="float" office:value="1016024" calcext:value-type="float">
            <text:p>1016024</text:p>
          </table:table-cell>
          <table:table-cell table:formula="of:=([.A170] ^0.5) / (9.8 * 100)" office:value-type="float" office:value="1.02855118217845" calcext:value-type="float">
            <text:p>1,02855118217845</text:p>
          </table:table-cell>
        </table:table-row>
        <table:table-row table:style-name="ro1">
          <table:table-cell office:value-type="float" office:value="1092267" calcext:value-type="float">
            <text:p>1092267</text:p>
          </table:table-cell>
          <table:table-cell table:formula="of:=([.A171] ^0.5) / (9.8 * 100)" office:value-type="float" office:value="1.06644467659129" calcext:value-type="float">
            <text:p>1,06644467659129</text:p>
          </table:table-cell>
        </table:table-row>
        <table:table-row table:style-name="ro1">
          <table:table-cell office:value-type="float" office:value="1103310" calcext:value-type="float">
            <text:p>1103310</text:p>
          </table:table-cell>
          <table:table-cell table:formula="of:=([.A172] ^0.5) / (9.8 * 100)" office:value-type="float" office:value="1.07182208516964" calcext:value-type="float">
            <text:p>1,07182208516964</text:p>
          </table:table-cell>
        </table:table-row>
        <table:table-row table:style-name="ro1">
          <table:table-cell office:value-type="float" office:value="983144" calcext:value-type="float">
            <text:p>983144</text:p>
          </table:table-cell>
          <table:table-cell table:formula="of:=([.A173] ^0.5) / (9.8 * 100)" office:value-type="float" office:value="1.01177161417501" calcext:value-type="float">
            <text:p>1,01177161417501</text:p>
          </table:table-cell>
        </table:table-row>
        <table:table-row table:style-name="ro1">
          <table:table-cell office:value-type="float" office:value="871958" calcext:value-type="float">
            <text:p>871958</text:p>
          </table:table-cell>
          <table:table-cell table:formula="of:=([.A174] ^0.5) / (9.8 * 100)" office:value-type="float" office:value="0.952843789381956" calcext:value-type="float">
            <text:p>0,952843789381956</text:p>
          </table:table-cell>
        </table:table-row>
        <table:table-row table:style-name="ro1">
          <table:table-cell office:value-type="float" office:value="982698" calcext:value-type="float">
            <text:p>982698</text:p>
          </table:table-cell>
          <table:table-cell table:formula="of:=([.A175] ^0.5) / (9.8 * 100)" office:value-type="float" office:value="1.01154209473098" calcext:value-type="float">
            <text:p>1,01154209473098</text:p>
          </table:table-cell>
        </table:table-row>
        <table:table-row table:style-name="ro1">
          <table:table-cell office:value-type="float" office:value="1004229" calcext:value-type="float">
            <text:p>1004229</text:p>
          </table:table-cell>
          <table:table-cell table:formula="of:=([.A176] ^0.5) / (9.8 * 100)" office:value-type="float" office:value="1.02256353995867" calcext:value-type="float">
            <text:p>1,02256353995867</text:p>
          </table:table-cell>
        </table:table-row>
        <table:table-row table:style-name="ro1">
          <table:table-cell office:value-type="float" office:value="1339057" calcext:value-type="float">
            <text:p>1339057</text:p>
          </table:table-cell>
          <table:table-cell table:formula="of:=([.A177] ^0.5) / (9.8 * 100)" office:value-type="float" office:value="1.18079214758289" calcext:value-type="float">
            <text:p>1,18079214758289</text:p>
          </table:table-cell>
        </table:table-row>
        <table:table-row table:style-name="ro1">
          <table:table-cell office:value-type="float" office:value="1479834" calcext:value-type="float">
            <text:p>1479834</text:p>
          </table:table-cell>
          <table:table-cell table:formula="of:=([.A178] ^0.5) / (9.8 * 100)" office:value-type="float" office:value="1.24131048833339" calcext:value-type="float">
            <text:p>1,24131048833339</text:p>
          </table:table-cell>
        </table:table-row>
        <table:table-row table:style-name="ro1">
          <table:table-cell office:value-type="float" office:value="1105835" calcext:value-type="float">
            <text:p>1105835</text:p>
          </table:table-cell>
          <table:table-cell table:formula="of:=([.A179] ^0.5) / (9.8 * 100)" office:value-type="float" office:value="1.07304785313938" calcext:value-type="float">
            <text:p>1,0730478531393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([.A180] ^0.5) / (9.8 * 100)" office:value-type="float" office:value="0.0287530669461334" calcext:value-type="float">
            <text:p>0,02875306694613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([.A181] ^0.5) / (9.8 * 100)" office:value-type="float" office:value="0.045941037487716" calcext:value-type="float">
            <text:p>0,045941037487716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table:formula="of:=([.A182] ^0.5) / (9.8 * 100)" office:value-type="float" office:value="0.0736816661164722" calcext:value-type="float">
            <text:p>0,073681666116472</text:p>
          </table:table-cell>
        </table:table-row>
        <table:table-row table:style-name="ro1">
          <table:table-cell office:value-type="float" office:value="1014782" calcext:value-type="float">
            <text:p>1014782</text:p>
          </table:table-cell>
          <table:table-cell table:formula="of:=([.A183] ^0.5) / (9.8 * 100)" office:value-type="float" office:value="1.02792233325221" calcext:value-type="float">
            <text:p>1,02792233325221</text:p>
          </table:table-cell>
        </table:table-row>
        <table:table-row table:style-name="ro1">
          <table:table-cell office:value-type="float" office:value="27704" calcext:value-type="float">
            <text:p>27704</text:p>
          </table:table-cell>
          <table:table-cell table:formula="of:=([.A184] ^0.5) / (9.8 * 100)" office:value-type="float" office:value="0.169842026706638" calcext:value-type="float">
            <text:p>0,169842026706638</text:p>
          </table:table-cell>
        </table:table-row>
        <table:table-row table:style-name="ro1">
          <table:table-cell office:value-type="float" office:value="68162" calcext:value-type="float">
            <text:p>68162</text:p>
          </table:table-cell>
          <table:table-cell table:formula="of:=([.A185] ^0.5) / (9.8 * 100)" office:value-type="float" office:value="0.266406665557679" calcext:value-type="float">
            <text:p>0,266406665557679</text:p>
          </table:table-cell>
        </table:table-row>
        <table:table-row table:style-name="ro1">
          <table:table-cell office:value-type="float" office:value="454702" calcext:value-type="float">
            <text:p>454702</text:p>
          </table:table-cell>
          <table:table-cell table:formula="of:=([.A186] ^0.5) / (9.8 * 100)" office:value-type="float" office:value="0.688077499678887" calcext:value-type="float">
            <text:p>0,688077499678887</text:p>
          </table:table-cell>
        </table:table-row>
        <table:table-row table:style-name="ro1">
          <table:table-cell office:value-type="float" office:value="167706" calcext:value-type="float">
            <text:p>167706</text:p>
          </table:table-cell>
          <table:table-cell table:formula="of:=([.A187] ^0.5) / (9.8 * 100)" office:value-type="float" office:value="0.417876765630304" calcext:value-type="float">
            <text:p>0,417876765630304</text:p>
          </table:table-cell>
        </table:table-row>
        <table:table-row table:style-name="ro1">
          <table:table-cell office:value-type="float" office:value="76929" calcext:value-type="float">
            <text:p>76929</text:p>
          </table:table-cell>
          <table:table-cell table:formula="of:=([.A188] ^0.5) / (9.8 * 100)" office:value-type="float" office:value="0.283021199883519" calcext:value-type="float">
            <text:p>0,283021199883519</text:p>
          </table:table-cell>
        </table:table-row>
        <table:table-row table:style-name="ro1">
          <table:table-cell office:value-type="float" office:value="196577" calcext:value-type="float">
            <text:p>196577</text:p>
          </table:table-cell>
          <table:table-cell table:formula="of:=([.A189] ^0.5) / (9.8 * 100)" office:value-type="float" office:value="0.452418416943877" calcext:value-type="float">
            <text:p>0,452418416943877</text:p>
          </table:table-cell>
        </table:table-row>
        <table:table-row table:style-name="ro1">
          <table:table-cell office:value-type="float" office:value="188482" calcext:value-type="float">
            <text:p>188482</text:p>
          </table:table-cell>
          <table:table-cell table:formula="of:=([.A190] ^0.5) / (9.8 * 100)" office:value-type="float" office:value="0.443005241859358" calcext:value-type="float">
            <text:p>0,443005241859358</text:p>
          </table:table-cell>
        </table:table-row>
        <table:table-row table:style-name="ro1">
          <table:table-cell office:value-type="float" office:value="637785" calcext:value-type="float">
            <text:p>637785</text:p>
          </table:table-cell>
          <table:table-cell table:formula="of:=([.A191] ^0.5) / (9.8 * 100)" office:value-type="float" office:value="0.81491267868765" calcext:value-type="float">
            <text:p>0,81491267868765</text:p>
          </table:table-cell>
        </table:table-row>
        <table:table-row table:style-name="ro1">
          <table:table-cell office:value-type="float" office:value="594355" calcext:value-type="float">
            <text:p>594355</text:p>
          </table:table-cell>
          <table:table-cell table:formula="of:=([.A192] ^0.5) / (9.8 * 100)" office:value-type="float" office:value="0.786677781895557" calcext:value-type="float">
            <text:p>0,786677781895557</text:p>
          </table:table-cell>
        </table:table-row>
        <table:table-row table:style-name="ro1">
          <table:table-cell office:value-type="float" office:value="221649576" calcext:value-type="float">
            <text:p>221649576</text:p>
          </table:table-cell>
          <table:table-cell table:formula="of:=([.A193] ^0.5) / (9.8 * 100)" office:value-type="float" office:value="15.1917350225241" calcext:value-type="float">
            <text:p>15,1917350225241</text:p>
          </table:table-cell>
        </table:table-row>
        <table:table-row table:style-name="ro1">
          <table:table-cell office:value-type="float" office:value="14477" calcext:value-type="float">
            <text:p>14477</text:p>
          </table:table-cell>
          <table:table-cell table:formula="of:=([.A194] ^0.5) / (9.8 * 100)" office:value-type="float" office:value="0.122775924065738" calcext:value-type="float">
            <text:p>0,122775924065738</text:p>
          </table:table-cell>
        </table:table-row>
        <table:table-row table:style-name="ro1">
          <table:table-cell office:value-type="float" office:value="11966" calcext:value-type="float">
            <text:p>11966</text:p>
          </table:table-cell>
          <table:table-cell table:formula="of:=([.A195] ^0.5) / (9.8 * 100)" office:value-type="float" office:value="0.111621646287955" calcext:value-type="float">
            <text:p>0,111621646287955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table:formula="of:=([.A196] ^0.5) / (9.8 * 100)" office:value-type="float" office:value="0.0518704694985258" calcext:value-type="float">
            <text:p>0,05187046949852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([.A197] ^0.5) / (9.8 * 100)" office:value-type="float" office:value="0.0286260411002154" calcext:value-type="float">
            <text:p>0,0286260411002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([.A198] ^0.5) / (9.8 * 100)" office:value-type="float" office:value="0.0298196718289846" calcext:value-type="float">
            <text:p>0,029819671828985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table:formula="of:=([.A199] ^0.5) / (9.8 * 100)" office:value-type="float" office:value="0.0642614142605461" calcext:value-type="float">
            <text:p>0,064261414260546</text:p>
          </table:table-cell>
        </table:table-row>
        <table:table-row table:style-name="ro1">
          <table:table-cell office:value-type="float" office:value="123401" calcext:value-type="float">
            <text:p>123401</text:p>
          </table:table-cell>
          <table:table-cell table:formula="of:=([.A200] ^0.5) / (9.8 * 100)" office:value-type="float" office:value="0.358453861994365" calcext:value-type="float">
            <text:p>0,358453861994365</text:p>
          </table:table-cell>
        </table:table-row>
        <table:table-row table:style-name="ro1">
          <table:table-cell office:value-type="float" office:value="2788493" calcext:value-type="float">
            <text:p>2788493</text:p>
          </table:table-cell>
          <table:table-cell table:formula="of:=([.A201] ^0.5) / (9.8 * 100)" office:value-type="float" office:value="1.70395728496577" calcext:value-type="float">
            <text:p>1,70395728496577</text:p>
          </table:table-cell>
        </table:table-row>
        <table:table-row table:style-name="ro1">
          <table:table-cell office:value-type="float" office:value="28921969" calcext:value-type="float">
            <text:p>28921969</text:p>
          </table:table-cell>
          <table:table-cell table:formula="of:=([.A202] ^0.5) / (9.8 * 100)" office:value-type="float" office:value="5.48766829645752" calcext:value-type="float">
            <text:p>5,48766829645752</text:p>
          </table:table-cell>
        </table:table-row>
        <table:table-row table:style-name="ro1">
          <table:table-cell office:value-type="float" office:value="993986" calcext:value-type="float">
            <text:p>993986</text:p>
          </table:table-cell>
          <table:table-cell table:formula="of:=([.A203] ^0.5) / (9.8 * 100)" office:value-type="float" office:value="1.01733516870353" calcext:value-type="float">
            <text:p>1,01733516870353</text:p>
          </table:table-cell>
        </table:table-row>
        <table:table-row table:style-name="ro1">
          <table:table-cell office:value-type="float" office:value="48595" calcext:value-type="float">
            <text:p>48595</text:p>
          </table:table-cell>
          <table:table-cell table:formula="of:=([.A204] ^0.5) / (9.8 * 100)" office:value-type="float" office:value="0.224941567682151" calcext:value-type="float">
            <text:p>0,224941567682151</text:p>
          </table:table-cell>
        </table:table-row>
        <table:table-row table:style-name="ro1">
          <table:table-cell office:value-type="float" office:value="20897" calcext:value-type="float">
            <text:p>20897</text:p>
          </table:table-cell>
          <table:table-cell table:formula="of:=([.A205] ^0.5) / (9.8 * 100)" office:value-type="float" office:value="0.14750810903948" calcext:value-type="float">
            <text:p>0,14750810903948</text:p>
          </table:table-cell>
        </table:table-row>
        <table:table-row table:style-name="ro1">
          <table:table-cell office:value-type="float" office:value="165461" calcext:value-type="float">
            <text:p>165461</text:p>
          </table:table-cell>
          <table:table-cell table:formula="of:=([.A206] ^0.5) / (9.8 * 100)" office:value-type="float" office:value="0.415070383879061" calcext:value-type="float">
            <text:p>0,415070383879061</text:p>
          </table:table-cell>
        </table:table-row>
        <table:table-row table:style-name="ro1">
          <table:table-cell office:value-type="float" office:value="2607829" calcext:value-type="float">
            <text:p>2607829</text:p>
          </table:table-cell>
          <table:table-cell table:formula="of:=([.A207] ^0.5) / (9.8 * 100)" office:value-type="float" office:value="1.64783407625196" calcext:value-type="float">
            <text:p>1,64783407625196</text:p>
          </table:table-cell>
        </table:table-row>
        <table:table-row table:style-name="ro1">
          <table:table-cell office:value-type="float" office:value="3161246" calcext:value-type="float">
            <text:p>3161246</text:p>
          </table:table-cell>
          <table:table-cell table:formula="of:=([.A208] ^0.5) / (9.8 * 100)" office:value-type="float" office:value="1.81427481000373" calcext:value-type="float">
            <text:p>1,81427481000373</text:p>
          </table:table-cell>
        </table:table-row>
        <table:table-row table:style-name="ro1">
          <table:table-cell office:value-type="float" office:value="451947" calcext:value-type="float">
            <text:p>451947</text:p>
          </table:table-cell>
          <table:table-cell table:formula="of:=([.A209] ^0.5) / (9.8 * 100)" office:value-type="float" office:value="0.685989831663844" calcext:value-type="float">
            <text:p>0,685989831663844</text:p>
          </table:table-cell>
        </table:table-row>
        <table:table-row table:style-name="ro1">
          <table:table-cell office:value-type="float" office:value="953906" calcext:value-type="float">
            <text:p>953906</text:p>
          </table:table-cell>
          <table:table-cell table:formula="of:=([.A210] ^0.5) / (9.8 * 100)" office:value-type="float" office:value="0.996613382445338" calcext:value-type="float">
            <text:p>0,996613382445338</text:p>
          </table:table-cell>
        </table:table-row>
        <table:table-row table:style-name="ro1">
          <table:table-cell office:value-type="float" office:value="1294606" calcext:value-type="float">
            <text:p>1294606</text:p>
          </table:table-cell>
          <table:table-cell table:formula="of:=([.A211] ^0.5) / (9.8 * 100)" office:value-type="float" office:value="1.16102810290138" calcext:value-type="float">
            <text:p>1,16102810290138</text:p>
          </table:table-cell>
        </table:table-row>
        <table:table-row table:style-name="ro1">
          <table:table-cell office:value-type="float" office:value="1094481" calcext:value-type="float">
            <text:p>1094481</text:p>
          </table:table-cell>
          <table:table-cell table:formula="of:=([.A212] ^0.5) / (9.8 * 100)" office:value-type="float" office:value="1.06752495881484" calcext:value-type="float">
            <text:p>1,06752495881484</text:p>
          </table:table-cell>
        </table:table-row>
        <table:table-row table:style-name="ro1">
          <table:table-cell office:value-type="float" office:value="929547" calcext:value-type="float">
            <text:p>929547</text:p>
          </table:table-cell>
          <table:table-cell table:formula="of:=([.A213] ^0.5) / (9.8 * 100)" office:value-type="float" office:value="0.983806304012673" calcext:value-type="float">
            <text:p>0,983806304012673</text:p>
          </table:table-cell>
        </table:table-row>
        <table:table-row table:style-name="ro1">
          <table:table-cell office:value-type="float" office:value="774074" calcext:value-type="float">
            <text:p>774074</text:p>
          </table:table-cell>
          <table:table-cell table:formula="of:=([.A214] ^0.5) / (9.8 * 100)" office:value-type="float" office:value="0.897770156356467" calcext:value-type="float">
            <text:p>0,897770156356467</text:p>
          </table:table-cell>
        </table:table-row>
        <table:table-row table:style-name="ro1">
          <table:table-cell office:value-type="float" office:value="996948" calcext:value-type="float">
            <text:p>996948</text:p>
          </table:table-cell>
          <table:table-cell table:formula="of:=([.A215] ^0.5) / (9.8 * 100)" office:value-type="float" office:value="1.01884983049166" calcext:value-type="float">
            <text:p>1,01884983049166</text:p>
          </table:table-cell>
        </table:table-row>
        <table:table-row table:style-name="ro1">
          <table:table-cell office:value-type="float" office:value="1359947" calcext:value-type="float">
            <text:p>1359947</text:p>
          </table:table-cell>
          <table:table-cell table:formula="of:=([.A216] ^0.5) / (9.8 * 100)" office:value-type="float" office:value="1.18996699508687" calcext:value-type="float">
            <text:p>1,18996699508687</text:p>
          </table:table-cell>
        </table:table-row>
        <table:table-row table:style-name="ro1">
          <table:table-cell office:value-type="float" office:value="814329" calcext:value-type="float">
            <text:p>814329</text:p>
          </table:table-cell>
          <table:table-cell table:formula="of:=([.A217] ^0.5) / (9.8 * 100)" office:value-type="float" office:value="0.920818158378551" calcext:value-type="float">
            <text:p>0,920818158378551</text:p>
          </table:table-cell>
        </table:table-row>
        <table:table-row table:style-name="ro1">
          <table:table-cell office:value-type="float" office:value="2096106" calcext:value-type="float">
            <text:p>2096106</text:p>
          </table:table-cell>
          <table:table-cell table:formula="of:=([.A218] ^0.5) / (9.8 * 100)" office:value-type="float" office:value="1.4773402995529" calcext:value-type="float">
            <text:p>1,4773402995529</text:p>
          </table:table-cell>
        </table:table-row>
        <table:table-row table:style-name="ro1">
          <table:table-cell office:value-type="float" office:value="725068" calcext:value-type="float">
            <text:p>725068</text:p>
          </table:table-cell>
          <table:table-cell table:formula="of:=([.A219] ^0.5) / (9.8 * 100)" office:value-type="float" office:value="0.868886988096917" calcext:value-type="float">
            <text:p>0,868886988096917</text:p>
          </table:table-cell>
        </table:table-row>
        <table:table-row table:style-name="ro1">
          <table:table-cell office:value-type="float" office:value="937842" calcext:value-type="float">
            <text:p>937842</text:p>
          </table:table-cell>
          <table:table-cell table:formula="of:=([.A220] ^0.5) / (9.8 * 100)" office:value-type="float" office:value="0.988186151519107" calcext:value-type="float">
            <text:p>0,988186151519107</text:p>
          </table:table-cell>
        </table:table-row>
        <table:table-row table:style-name="ro1">
          <table:table-cell office:value-type="float" office:value="1323725" calcext:value-type="float">
            <text:p>1323725</text:p>
          </table:table-cell>
          <table:table-cell table:formula="of:=([.A221] ^0.5) / (9.8 * 100)" office:value-type="float" office:value="1.17401274022151" calcext:value-type="float">
            <text:p>1,17401274022151</text:p>
          </table:table-cell>
        </table:table-row>
        <table:table-row table:style-name="ro1">
          <table:table-cell office:value-type="float" office:value="1296058" calcext:value-type="float">
            <text:p>1296058</text:p>
          </table:table-cell>
          <table:table-cell table:formula="of:=([.A222] ^0.5) / (9.8 * 100)" office:value-type="float" office:value="1.16167901150917" calcext:value-type="float">
            <text:p>1,16167901150917</text:p>
          </table:table-cell>
        </table:table-row>
        <table:table-row table:style-name="ro1">
          <table:table-cell office:value-type="float" office:value="895925" calcext:value-type="float">
            <text:p>895925</text:p>
          </table:table-cell>
          <table:table-cell table:formula="of:=([.A223] ^0.5) / (9.8 * 100)" office:value-type="float" office:value="0.965850150878758" calcext:value-type="float">
            <text:p>0,965850150878758</text:p>
          </table:table-cell>
        </table:table-row>
        <table:table-row table:style-name="ro1">
          <table:table-cell office:value-type="float" office:value="471944" calcext:value-type="float">
            <text:p>471944</text:p>
          </table:table-cell>
          <table:table-cell table:formula="of:=([.A224] ^0.5) / (9.8 * 100)" office:value-type="float" office:value="0.701001841538879" calcext:value-type="float">
            <text:p>0,701001841538879</text:p>
          </table:table-cell>
        </table:table-row>
        <table:table-row table:style-name="ro1">
          <table:table-cell office:value-type="float" office:value="1916454" calcext:value-type="float">
            <text:p>1916454</text:p>
          </table:table-cell>
          <table:table-cell table:formula="of:=([.A225] ^0.5) / (9.8 * 100)" office:value-type="float" office:value="1.41261275732798" calcext:value-type="float">
            <text:p>1,41261275732798</text:p>
          </table:table-cell>
        </table:table-row>
        <table:table-row table:style-name="ro1">
          <table:table-cell office:value-type="float" office:value="403905" calcext:value-type="float">
            <text:p>403905</text:p>
          </table:table-cell>
          <table:table-cell table:formula="of:=([.A226] ^0.5) / (9.8 * 100)" office:value-type="float" office:value="0.648505313797934" calcext:value-type="float">
            <text:p>0,648505313797934</text:p>
          </table:table-cell>
        </table:table-row>
        <table:table-row table:style-name="ro1">
          <table:table-cell office:value-type="float" office:value="1622794" calcext:value-type="float">
            <text:p>1622794</text:p>
          </table:table-cell>
          <table:table-cell table:formula="of:=([.A227] ^0.5) / (9.8 * 100)" office:value-type="float" office:value="1.29988706138066" calcext:value-type="float">
            <text:p>1,29988706138066</text:p>
          </table:table-cell>
        </table:table-row>
        <table:table-row table:style-name="ro1">
          <table:table-cell office:value-type="float" office:value="1108219" calcext:value-type="float">
            <text:p>1108219</text:p>
          </table:table-cell>
          <table:table-cell table:formula="of:=([.A228] ^0.5) / (9.8 * 100)" office:value-type="float" office:value="1.07420388854681" calcext:value-type="float">
            <text:p>1,07420388854681</text:p>
          </table:table-cell>
        </table:table-row>
        <table:table-row table:style-name="ro1">
          <table:table-cell office:value-type="float" office:value="529681" calcext:value-type="float">
            <text:p>529681</text:p>
          </table:table-cell>
          <table:table-cell table:formula="of:=([.A229] ^0.5) / (9.8 * 100)" office:value-type="float" office:value="0.742644761073234" calcext:value-type="float">
            <text:p>0,742644761073234</text:p>
          </table:table-cell>
        </table:table-row>
        <table:table-row table:style-name="ro1">
          <table:table-cell office:value-type="float" office:value="1426433" calcext:value-type="float">
            <text:p>1426433</text:p>
          </table:table-cell>
          <table:table-cell table:formula="of:=([.A230] ^0.5) / (9.8 * 100)" office:value-type="float" office:value="1.21870786271522" calcext:value-type="float">
            <text:p>1,21870786271522</text:p>
          </table:table-cell>
        </table:table-row>
        <table:table-row table:style-name="ro1">
          <table:table-cell office:value-type="float" office:value="1223651" calcext:value-type="float">
            <text:p>1223651</text:p>
          </table:table-cell>
          <table:table-cell table:formula="of:=([.A231] ^0.5) / (9.8 * 100)" office:value-type="float" office:value="1.12876285419388" calcext:value-type="float">
            <text:p>1,12876285419388</text:p>
          </table:table-cell>
        </table:table-row>
        <table:table-row table:style-name="ro1">
          <table:table-cell office:value-type="float" office:value="592025" calcext:value-type="float">
            <text:p>592025</text:p>
          </table:table-cell>
          <table:table-cell table:formula="of:=([.A232] ^0.5) / (9.8 * 100)" office:value-type="float" office:value="0.785134294282391" calcext:value-type="float">
            <text:p>0,785134294282391</text:p>
          </table:table-cell>
        </table:table-row>
        <table:table-row table:style-name="ro1">
          <table:table-cell office:value-type="float" office:value="1313981" calcext:value-type="float">
            <text:p>1313981</text:p>
          </table:table-cell>
          <table:table-cell table:formula="of:=([.A233] ^0.5) / (9.8 * 100)" office:value-type="float" office:value="1.1696837784665" calcext:value-type="float">
            <text:p>1,1696837784665</text:p>
          </table:table-cell>
        </table:table-row>
        <table:table-row table:style-name="ro1">
          <table:table-cell office:value-type="float" office:value="1423445" calcext:value-type="float">
            <text:p>1423445</text:p>
          </table:table-cell>
          <table:table-cell table:formula="of:=([.A234] ^0.5) / (9.8 * 100)" office:value-type="float" office:value="1.21743075818658" calcext:value-type="float">
            <text:p>1,21743075818658</text:p>
          </table:table-cell>
        </table:table-row>
        <table:table-row table:style-name="ro1">
          <table:table-cell office:value-type="float" office:value="731678" calcext:value-type="float">
            <text:p>731678</text:p>
          </table:table-cell>
          <table:table-cell table:formula="of:=([.A235] ^0.5) / (9.8 * 100)" office:value-type="float" office:value="0.872838557249893" calcext:value-type="float">
            <text:p>0,872838557249893</text:p>
          </table:table-cell>
        </table:table-row>
        <table:table-row table:style-name="ro1">
          <table:table-cell office:value-type="float" office:value="1376922" calcext:value-type="float">
            <text:p>1376922</text:p>
          </table:table-cell>
          <table:table-cell table:formula="of:=([.A236] ^0.5) / (9.8 * 100)" office:value-type="float" office:value="1.19737060950642" calcext:value-type="float">
            <text:p>1,19737060950642</text:p>
          </table:table-cell>
        </table:table-row>
        <table:table-row table:style-name="ro1">
          <table:table-cell office:value-type="float" office:value="1079065" calcext:value-type="float">
            <text:p>1079065</text:p>
          </table:table-cell>
          <table:table-cell table:formula="of:=([.A237] ^0.5) / (9.8 * 100)" office:value-type="float" office:value="1.05998013780673" calcext:value-type="float">
            <text:p>1,05998013780673</text:p>
          </table:table-cell>
        </table:table-row>
        <table:table-row table:style-name="ro1">
          <table:table-cell office:value-type="float" office:value="1101917" calcext:value-type="float">
            <text:p>1101917</text:p>
          </table:table-cell>
          <table:table-cell table:formula="of:=([.A238] ^0.5) / (9.8 * 100)" office:value-type="float" office:value="1.07114524922608" calcext:value-type="float">
            <text:p>1,07114524922608</text:p>
          </table:table-cell>
        </table:table-row>
        <table:table-row table:style-name="ro1">
          <table:table-cell office:value-type="float" office:value="600219" calcext:value-type="float">
            <text:p>600219</text:p>
          </table:table-cell>
          <table:table-cell table:formula="of:=([.A239] ^0.5) / (9.8 * 100)" office:value-type="float" office:value="0.790549000241345" calcext:value-type="float">
            <text:p>0,790549000241345</text:p>
          </table:table-cell>
        </table:table-row>
        <table:table-row table:style-name="ro1">
          <table:table-cell office:value-type="float" office:value="1330712" calcext:value-type="float">
            <text:p>1330712</text:p>
          </table:table-cell>
          <table:table-cell table:formula="of:=([.A240] ^0.5) / (9.8 * 100)" office:value-type="float" office:value="1.17710705032014" calcext:value-type="float">
            <text:p>1,17710705032014</text:p>
          </table:table-cell>
        </table:table-row>
        <table:table-row table:style-name="ro1">
          <table:table-cell office:value-type="float" office:value="1084585" calcext:value-type="float">
            <text:p>1084585</text:p>
          </table:table-cell>
          <table:table-cell table:formula="of:=([.A241] ^0.5) / (9.8 * 100)" office:value-type="float" office:value="1.06268786466643" calcext:value-type="float">
            <text:p>1,06268786466643</text:p>
          </table:table-cell>
        </table:table-row>
        <table:table-row table:style-name="ro1">
          <table:table-cell office:value-type="float" office:value="549782" calcext:value-type="float">
            <text:p>549782</text:p>
          </table:table-cell>
          <table:table-cell table:formula="of:=([.A242] ^0.5) / (9.8 * 100)" office:value-type="float" office:value="0.756604957727265" calcext:value-type="float">
            <text:p>0,756604957727265</text:p>
          </table:table-cell>
        </table:table-row>
        <table:table-row table:style-name="ro1">
          <table:table-cell office:value-type="float" office:value="1593171" calcext:value-type="float">
            <text:p>1593171</text:p>
          </table:table-cell>
          <table:table-cell table:formula="of:=([.A243] ^0.5) / (9.8 * 100)" office:value-type="float" office:value="1.28796814111534" calcext:value-type="float">
            <text:p>1,28796814111534</text:p>
          </table:table-cell>
        </table:table-row>
        <table:table-row table:style-name="ro1">
          <table:table-cell office:value-type="float" office:value="698924" calcext:value-type="float">
            <text:p>698924</text:p>
          </table:table-cell>
          <table:table-cell table:formula="of:=([.A244] ^0.5) / (9.8 * 100)" office:value-type="float" office:value="0.85307831249363" calcext:value-type="float">
            <text:p>0,85307831249363</text:p>
          </table:table-cell>
        </table:table-row>
        <table:table-row table:style-name="ro1">
          <table:table-cell office:value-type="float" office:value="701589" calcext:value-type="float">
            <text:p>701589</text:p>
          </table:table-cell>
          <table:table-cell table:formula="of:=([.A245] ^0.5) / (9.8 * 100)" office:value-type="float" office:value="0.854703160583468" calcext:value-type="float">
            <text:p>0,854703160583468</text:p>
          </table:table-cell>
        </table:table-row>
        <table:table-row table:style-name="ro1">
          <table:table-cell office:value-type="float" office:value="1176209" calcext:value-type="float">
            <text:p>1176209</text:p>
          </table:table-cell>
          <table:table-cell table:formula="of:=([.A246] ^0.5) / (9.8 * 100)" office:value-type="float" office:value="1.10666499609307" calcext:value-type="float">
            <text:p>1,10666499609307</text:p>
          </table:table-cell>
        </table:table-row>
        <table:table-row table:style-name="ro1">
          <table:table-cell office:value-type="float" office:value="895722" calcext:value-type="float">
            <text:p>895722</text:p>
          </table:table-cell>
          <table:table-cell table:formula="of:=([.A247] ^0.5) / (9.8 * 100)" office:value-type="float" office:value="0.965740722808213" calcext:value-type="float">
            <text:p>0,965740722808213</text:p>
          </table:table-cell>
        </table:table-row>
        <table:table-row table:style-name="ro1">
          <table:table-cell office:value-type="float" office:value="776901" calcext:value-type="float">
            <text:p>776901</text:p>
          </table:table-cell>
          <table:table-cell table:formula="of:=([.A248] ^0.5) / (9.8 * 100)" office:value-type="float" office:value="0.899408038003602" calcext:value-type="float">
            <text:p>0,899408038003602</text:p>
          </table:table-cell>
        </table:table-row>
        <table:table-row table:style-name="ro1">
          <table:table-cell office:value-type="float" office:value="1277933" calcext:value-type="float">
            <text:p>1277933</text:p>
          </table:table-cell>
          <table:table-cell table:formula="of:=([.A249] ^0.5) / (9.8 * 100)" office:value-type="float" office:value="1.15352753800012" calcext:value-type="float">
            <text:p>1,15352753800012</text:p>
          </table:table-cell>
        </table:table-row>
        <table:table-row table:style-name="ro1">
          <table:table-cell office:value-type="float" office:value="880757" calcext:value-type="float">
            <text:p>880757</text:p>
          </table:table-cell>
          <table:table-cell table:formula="of:=([.A250] ^0.5) / (9.8 * 100)" office:value-type="float" office:value="0.957639334271489" calcext:value-type="float">
            <text:p>0,957639334271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7:46:21.988000000</meta:creation-date>
    <dc:date>2018-11-20T17:53:42.315000000</dc:date>
    <meta:editing-duration>PT7M20S</meta:editing-duration>
    <meta:editing-cycles>1</meta:editing-cycles>
    <meta:document-statistic meta:table-count="1" meta:cell-count="500" meta:object-count="1"/>
    <meta:generator>LibreOffice/6.1.3.2$Windows_X86_64 LibreOffice_project/86daf60bf00efa86ad547e59e09d6bb77c699ac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259cm" svg:height="13.07cm" xlink:href=".." xlink:type="simple" chart:class="chart:area" chart:style-name="ch1">
        <chart:legend chart:legend-position="end" svg:x="24.811cm" svg:y="6.236cm" style:legend-expansion="high" chart:style-name="ch2"/>
        <chart:plot-area chart:style-name="ch3" table:cell-range-address="Hoja1.B170:Hoja1.B220" svg:x="0.545cm" svg:y="0.261cm" svg:width="23.721cm" svg:height="12.548cm">
          <chartooo:coordinate-region svg:x="0.981cm" svg:y="0.461cm" svg:width="22.913cm" svg:height="11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170:Hoja1.B220" chart:class="chart:area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855118217845">
                <text:p>1.02855118217845</text:p>
                <draw:g>
                  <svg:desc>Hoja1.B170:Hoja1.B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644467659129">
                <text:p>1.06644467659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7182208516964">
                <text:p>1.07182208516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177161417501">
                <text:p>1.01177161417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2843789381956">
                <text:p>0.952843789381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154209473098">
                <text:p>1.01154209473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256353995867">
                <text:p>1.02256353995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8079214758289">
                <text:p>1.18079214758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4131048833339">
                <text:p>1.24131048833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304785313938">
                <text:p>1.07304785313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7530669461334">
                <text:p>0.0287530669461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941037487716">
                <text:p>0.045941037487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36816661164722">
                <text:p>0.0736816661164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792233325221">
                <text:p>1.02792233325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9842026706638">
                <text:p>0.169842026706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6406665557679">
                <text:p>0.266406665557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8077499678887">
                <text:p>0.688077499678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7876765630304">
                <text:p>0.417876765630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3021199883519">
                <text:p>0.2830211998835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418416943877">
                <text:p>0.4524184169438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3005241859358">
                <text:p>0.4430052418593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491267868765">
                <text:p>0.814912678687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6677781895557">
                <text:p>0.786677781895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1917350225241">
                <text:p>15.19173502252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2775924065738">
                <text:p>0.1227759240657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1621646287955">
                <text:p>0.111621646287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18704694985258">
                <text:p>0.0518704694985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6260411002154">
                <text:p>0.0286260411002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98196718289846">
                <text:p>0.0298196718289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42614142605461">
                <text:p>0.0642614142605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8453861994365">
                <text:p>0.3584538619943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0395728496577">
                <text:p>1.703957284965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48766829645752">
                <text:p>5.487668296457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733516870353">
                <text:p>1.01733516870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4941567682151">
                <text:p>0.224941567682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750810903948">
                <text:p>0.14750810903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5070383879061">
                <text:p>0.4150703838790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4783407625196">
                <text:p>1.647834076251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1427481000373">
                <text:p>1.81427481000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5989831663844">
                <text:p>0.685989831663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6613382445338">
                <text:p>0.9966133824453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6102810290138">
                <text:p>1.16102810290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6752495881484">
                <text:p>1.06752495881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3806304012673">
                <text:p>0.9838063040126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7770156356467">
                <text:p>0.8977701563564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1884983049166">
                <text:p>1.018849830491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8996699508687">
                <text:p>1.189966995086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0818158378551">
                <text:p>0.9208181583785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773402995529">
                <text:p>1.4773402995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8886988096917">
                <text:p>0.8688869880969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8186151519107">
                <text:p>0.988186151519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